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an" svg:font-family="Caliban" style:font-pitch="variable"/>
    <style:font-face style:name="Libre Caslon Text" svg:font-family="'Libre Caslon Text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P Eiko" svg:font-family="'PP Eiko'" style:font-pitch="variable"/>
    <style:font-face style:name="PP Neue Montreal" svg:font-family="'PP Neue Montreal'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8.5in" table:align="margins"/>
    </style:style>
    <style:style style:name="Table1.A" style:family="table-column">
      <style:table-column-properties style:column-width="0.3528in" style:rel-column-width="2719*"/>
    </style:style>
    <style:style style:name="Table1.B" style:family="table-column">
      <style:table-column-properties style:column-width="0.1in" style:rel-column-width="771*"/>
    </style:style>
    <style:style style:name="Table1.C" style:family="table-column">
      <style:table-column-properties style:column-width="2.4813in" style:rel-column-width="19130*"/>
    </style:style>
    <style:style style:name="Table1.D" style:family="table-column">
      <style:table-column-properties style:column-width="0.0639in" style:rel-column-width="492*"/>
    </style:style>
    <style:style style:name="Table1.E" style:family="table-column">
      <style:table-column-properties style:column-width="1.2785in" style:rel-column-width="9857*"/>
    </style:style>
    <style:style style:name="Table1.G" style:family="table-column">
      <style:table-column-properties style:column-width="1.1201in" style:rel-column-width="8636*"/>
    </style:style>
    <style:style style:name="Table1.H" style:family="table-column">
      <style:table-column-properties style:column-width="2.4986in" style:rel-column-width="19264*"/>
    </style:style>
    <style:style style:name="Table1.I" style:family="table-column">
      <style:table-column-properties style:column-width="0.5049in" style:rel-column-width="3895*"/>
    </style:style>
    <style:style style:name="Table1.1" style:family="table-row">
      <style:table-row-properties style:min-row-height="0.5in"/>
    </style:style>
    <style:style style:name="Table1.A1" style:family="table-cell">
      <style:table-cell-properties fo:padding="0in" fo:border="none" style:writing-mode="page"/>
    </style:style>
    <style:style style:name="Table1.B1" style:family="table-cell">
      <style:table-cell-properties fo:background-color="#e0e1dd" fo:padding="0in" fo:border="none" style:writing-mode="page">
        <style:background-image/>
      </style:table-cell-properties>
    </style:style>
    <style:style style:name="Table1.2" style:family="table-row">
      <style:table-row-properties style:min-row-height="0.2618in"/>
    </style:style>
    <style:style style:name="Table1.B2" style:family="table-cell">
      <style:table-cell-properties style:vertical-align="middle" fo:background-color="#1b263b" fo:padding="0in" fo:border="none" style:writing-mode="page">
        <style:background-image/>
      </style:table-cell-properties>
    </style:style>
    <style:style style:name="Table1.3" style:family="table-row">
      <style:table-row-properties style:min-row-height="0.2in"/>
    </style:style>
    <style:style style:name="Table1.B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4" style:family="table-row">
      <style:table-row-properties style:min-row-height="2.9618in"/>
    </style:style>
    <style:style style:name="Table1.B4" style:family="table-cell">
      <style:table-cell-properties fo:background-color="transparent" fo:padding="0.0382in" fo:border-left="none" fo:border-right="0.5pt solid #000000" fo:border-top="none" fo:border-bottom="none" style:writing-mode="page">
        <style:background-image/>
      </style:table-cell-properties>
    </style:style>
    <style:style style:name="Table1.C4" style:family="table-cell">
      <style:table-cell-properties fo:background-color="transparent" fo:padding="0.0382in" fo:border-left="0.5pt solid #000000" fo:border-right="none" fo:border-top="none" fo:border-bottom="none" style:writing-mode="page">
        <style:background-image/>
      </style:table-cell-properties>
    </style:style>
    <style:style style:name="Table1.D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5" style:family="table-row">
      <style:table-row-properties style:min-row-height="0.25in"/>
    </style:style>
    <style:style style:name="Table1.B5" style:family="table-cell">
      <style:table-cell-properties fo:background-color="transparent" fo:padding="0.0382in" fo:border-left="none" fo:border-right="0.5pt solid #000000" fo:border-top="none" fo:border-bottom="none" style:writing-mode="page">
        <style:background-image/>
      </style:table-cell-properties>
    </style:style>
    <style:style style:name="Table1.C5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D5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6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B7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8" style:family="table-row">
      <style:table-row-properties style:min-row-height="0.6806in"/>
    </style:style>
    <style:style style:name="Table1.B8" style:family="table-cell">
      <style:table-cell-properties fo:background-color="transparent" fo:padding="0.0382in" fo:border-left="none" fo:border-right="0.5pt solid #000000" fo:border-top="none" fo:border-bottom="none" style:writing-mode="page">
        <style:background-image/>
      </style:table-cell-properties>
    </style:style>
    <style:style style:name="Table1.C8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D8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9" style:family="table-cell">
      <style:table-cell-properties fo:background-color="transparent" fo:padding="0.0382in" fo:border-left="none" fo:border-right="0.5pt solid #000000" fo:border-top="none" fo:border-bottom="none" style:writing-mode="page">
        <style:background-image/>
      </style:table-cell-properties>
    </style:style>
    <style:style style:name="Table1.C9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D9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10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11" style:family="table-row">
      <style:table-row-properties style:min-row-height="0.3042in"/>
    </style:style>
    <style:style style:name="Table1.B1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12" style:family="table-cell">
      <style:table-cell-properties fo:background-color="transparent" fo:padding="0.0382in" fo:border-left="none" fo:border-right="0.5pt solid #000000" fo:border-top="none" fo:border-bottom="none" style:writing-mode="page">
        <style:background-image/>
      </style:table-cell-properties>
    </style:style>
    <style:style style:name="Table1.C12" style:family="table-cell">
      <style:table-cell-properties fo:background-color="transparent" fo:padding="0.0382in" fo:border-left="0.5pt solid #000000" fo:border-right="none" fo:border-top="none" fo:border-bottom="none" style:writing-mode="page">
        <style:background-image/>
      </style:table-cell-properties>
    </style:style>
    <style:style style:name="Table1.F1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G1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13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1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F1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15" style:family="table-row">
      <style:table-row-properties style:min-row-height="0.3306in"/>
    </style:style>
    <style:style style:name="Table1.B15" style:family="table-cell">
      <style:table-cell-properties fo:background-color="transparent" fo:padding="0.0382in" fo:border-left="none" fo:border-right="0.5pt solid #000000" fo:border-top="none" fo:border-bottom="none" style:writing-mode="page">
        <style:background-image/>
      </style:table-cell-properties>
    </style:style>
    <style:style style:name="Table1.C15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F15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G15" style:family="table-cell">
      <style:table-cell-properties fo:background-color="transparent" fo:padding="0.0382in" fo:border-left="0.5pt solid #000000" fo:border-right="none" fo:border-top="none" fo:border-bottom="none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fo:color="#1b263b" loext:opacity="100%"/>
    </style:style>
    <style:style style:name="P3" style:family="paragraph" style:parent-style-name="Company_20_Name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normal" officeooo:rsid="01725aaf" style:font-weight-asian="normal" style:font-weight-complex="normal"/>
    </style:style>
    <style:style style:name="P5" style:family="paragraph" style:parent-style-name="Body_20_Title_20_2">
      <style:paragraph-properties fo:margin-top="0.2in" fo:margin-bottom="0in" style:contextual-spacing="false"/>
      <style:text-properties fo:font-variant="normal" fo:text-transform="none" fo:color="#0d1b2a" loext:opacity="100%" style:font-name="Caliban" fo:font-size="9pt" fo:font-style="italic" officeooo:rsid="00f238b3" officeooo:paragraph-rsid="00ca9981" style:font-size-asian="9pt" style:font-style-asian="italic" style:font-size-complex="9pt" style:font-style-complex="italic"/>
    </style:style>
    <style:style style:name="P6" style:family="paragraph" style:parent-style-name="Table_20_Contents">
      <style:paragraph-properties fo:margin-left="0.1in" fo:margin-right="0.1in" fo:margin-top="0in" fo:margin-bottom="0in" style:contextual-spacing="false" fo:text-align="center" style:justify-single-word="false"/>
      <style:text-properties fo:font-variant="normal" fo:text-transform="none" fo:color="#e0e1dd" loext:opacity="100%" style:font-name="PP Neue Montreal" fo:font-size="12pt" officeooo:rsid="000093e6" officeooo:paragraph-rsid="023d2e2b" style:font-size-asian="12pt" style:font-size-complex="12pt"/>
    </style:style>
    <style:style style:name="P7" style:family="paragraph" style:parent-style-name="Body_20_Title_20_2">
      <style:paragraph-properties fo:margin-top="0.2in" fo:margin-bottom="0in" style:contextual-spacing="false"/>
      <style:text-properties officeooo:paragraph-rsid="00ca9981"/>
    </style:style>
    <style:style style:name="P8" style:family="paragraph" style:parent-style-name="Body_20_Title">
      <style:paragraph-properties fo:text-align="start" style:justify-single-word="false"/>
      <style:text-properties fo:font-style="italic" officeooo:paragraph-rsid="00aed3ae" style:font-style-asian="italic" style:font-style-complex="italic"/>
    </style:style>
    <style:style style:name="P9" style:family="paragraph" style:parent-style-name="Job_20_Title">
      <style:text-properties officeooo:paragraph-rsid="00cb5c7c"/>
    </style:style>
    <style:style style:name="P10" style:family="paragraph" style:parent-style-name="Company_20_Name">
      <style:text-properties style:font-name="PP Neue Montreal" fo:font-size="12pt" style:font-size-asian="12pt" style:font-size-complex="12pt"/>
    </style:style>
    <style:style style:name="P11" style:family="paragraph" style:parent-style-name="Date_20_Range">
      <style:text-properties style:font-name="PP Neue Montreal" fo:font-size="12pt" style:font-size-asian="12pt" style:font-size-complex="12pt"/>
    </style:style>
    <style:style style:name="P12" style:family="paragraph" style:parent-style-name="Job_20_Title">
      <style:text-properties style:font-name="PP Neue Montreal" fo:font-size="12pt" style:font-size-asian="12pt" style:font-size-complex="12pt"/>
    </style:style>
    <style:style style:name="P13" style:family="paragraph" style:parent-style-name="Body_20_Description">
      <style:text-properties style:font-name="PP Neue Montreal" fo:font-style="italic" style:font-style-asian="italic" style:font-style-complex="italic"/>
    </style:style>
    <style:style style:name="P14" style:family="paragraph" style:parent-style-name="Job_20_Title">
      <style:paragraph-properties fo:margin-top="0.0201in" fo:margin-bottom="0in" style:contextual-spacing="false"/>
      <style:text-properties style:font-name="PP Neue Montreal"/>
    </style:style>
    <style:style style:name="P15" style:family="paragraph" style:parent-style-name="Job_20_Title">
      <style:paragraph-properties fo:margin-left="0.1in" fo:margin-top="0.0201in" fo:margin-bottom="0in" style:contextual-spacing="false" fo:text-indent="0in" style:auto-text-indent="false"/>
      <style:text-properties fo:font-size="12pt" style:font-size-asian="12pt" style:font-size-complex="12pt"/>
    </style:style>
    <style:style style:name="P16" style:family="paragraph" style:parent-style-name="Body_20_Heading">
      <style:paragraph-properties fo:margin-top="0in" fo:margin-bottom="0in" style:contextual-spacing="false"/>
      <style:text-properties fo:font-size="6pt" style:font-size-asian="5.25pt" style:font-size-complex="6pt"/>
    </style:style>
    <style:style style:name="P17" style:family="paragraph" style:parent-style-name="Body_20_Heading">
      <style:paragraph-properties fo:margin-top="0in" fo:margin-bottom="0.0402in" style:contextual-spacing="false"/>
      <style:text-properties fo:letter-spacing="0.0138in"/>
    </style:style>
    <style:style style:name="P18" style:family="paragraph" style:parent-style-name="Job_20_Title">
      <style:paragraph-properties fo:margin-left="0.1in" fo:text-indent="0in" style:auto-text-indent="false"/>
      <style:text-properties fo:font-weight="bold" officeooo:rsid="02311f4e" officeooo:paragraph-rsid="0232152f" style:font-weight-asian="bold" style:font-weight-complex="bold"/>
    </style:style>
    <style:style style:name="P19" style:family="paragraph" style:parent-style-name="Location">
      <style:text-properties officeooo:paragraph-rsid="02d7716c"/>
    </style:style>
    <style:style style:name="P20" style:family="paragraph" style:parent-style-name="Location">
      <style:text-properties officeooo:paragraph-rsid="02d8d261"/>
    </style:style>
    <style:style style:name="P21" style:family="paragraph" style:parent-style-name="Table_20_Contents">
      <style:paragraph-properties fo:margin-left="0.1in" fo:margin-right="0.1in" fo:margin-top="0in" fo:margin-bottom="0in" style:contextual-spacing="false" fo:text-align="center" style:justify-single-word="false"/>
      <style:text-properties fo:color="#e0e1dd" loext:opacity="100%" style:font-name="PP Neue Montreal" fo:font-size="10pt" officeooo:paragraph-rsid="00182342" style:font-size-asian="10pt" style:font-size-complex="10pt"/>
    </style:style>
    <style:style style:name="P22" style:family="paragraph" style:parent-style-name="Body_20_Bullets" style:list-style-name="L1">
      <style:text-properties fo:font-size="12pt" fo:letter-spacing="0.0055in" style:font-size-asian="12pt" style:font-size-complex="12pt"/>
    </style:style>
    <style:style style:name="P23" style:family="paragraph" style:parent-style-name="Body_20_Bullets" style:list-style-name="L1">
      <style:paragraph-properties fo:margin-top="0in" fo:margin-bottom="0.2in" style:contextual-spacing="false"/>
      <style:text-properties fo:font-size="12pt" fo:letter-spacing="0.0055in" style:font-size-asian="12pt" style:font-size-complex="12pt"/>
    </style:style>
    <style:style style:name="P24" style:family="paragraph" style:parent-style-name="Body_20_Bullets" style:list-style-name="L1">
      <style:text-properties fo:letter-spacing="0.0055in" fo:font-weight="normal" officeooo:rsid="033139fd" officeooo:paragraph-rsid="033139fd" style:font-weight-asian="normal" style:font-weight-complex="normal"/>
    </style:style>
    <style:style style:name="P25" style:family="paragraph" style:parent-style-name="Body_20_Bullets" style:list-style-name="L1">
      <style:text-properties fo:letter-spacing="0.0055in"/>
    </style:style>
    <style:style style:name="P26" style:family="paragraph" style:parent-style-name="Body_20_Bullets" style:list-style-name="L2">
      <style:text-properties fo:letter-spacing="0.0055in"/>
    </style:style>
    <style:style style:name="P27" style:family="paragraph" style:parent-style-name="Body_20_Bullets" style:list-style-name="L2">
      <style:paragraph-properties fo:margin-top="0in" fo:margin-bottom="0in" style:contextual-spacing="false"/>
      <style:text-properties fo:letter-spacing="0.0055in"/>
    </style:style>
    <style:style style:name="P28" style:family="paragraph" style:parent-style-name="Body_20_Bullets" style:list-style-name="L3">
      <style:text-properties fo:letter-spacing="0.0055in"/>
    </style:style>
    <style:style style:name="P29" style:family="paragraph" style:parent-style-name="Body_20_Bullets" style:list-style-name="L6">
      <style:text-properties fo:letter-spacing="0.0055in" officeooo:rsid="0226290f" officeooo:paragraph-rsid="0226290f"/>
    </style:style>
    <style:style style:name="P30" style:family="paragraph" style:parent-style-name="Body_20_Bullets" style:list-style-name="L6">
      <style:paragraph-properties fo:margin-top="0in" fo:margin-bottom="0.0799in" style:contextual-spacing="false"/>
      <style:text-properties fo:letter-spacing="0.0055in" officeooo:rsid="0226290f" officeooo:paragraph-rsid="0226290f"/>
    </style:style>
    <style:style style:name="P31" style:family="paragraph" style:parent-style-name="Body_20_Bullets" style:list-style-name="L6">
      <style:text-properties fo:letter-spacing="0.0055in" officeooo:paragraph-rsid="02704afc"/>
    </style:style>
    <style:style style:name="P32" style:family="paragraph" style:parent-style-name="Body_20_Bullets" style:list-style-name="L6">
      <style:paragraph-properties fo:margin-top="0in" fo:margin-bottom="0.0799in" style:contextual-spacing="false"/>
      <style:text-properties fo:letter-spacing="0.0055in" officeooo:rsid="01f167cd" officeooo:paragraph-rsid="02704afc"/>
    </style:style>
    <style:style style:name="P33" style:family="paragraph" style:parent-style-name="Body_20_Bullets" style:list-style-name="L6">
      <style:text-properties fo:letter-spacing="0.0055in" officeooo:rsid="01f5ba6f" officeooo:paragraph-rsid="02704afc"/>
    </style:style>
    <style:style style:name="P34" style:family="paragraph" style:parent-style-name="Body_20_Bullets" style:list-style-name="L6">
      <style:text-properties fo:letter-spacing="0.0055in" officeooo:rsid="01fac098" officeooo:paragraph-rsid="02704afc"/>
    </style:style>
    <style:style style:name="P35" style:family="paragraph" style:parent-style-name="Body_20_Bullets" style:list-style-name="L6">
      <style:paragraph-properties fo:margin-top="0in" fo:margin-bottom="0in" style:contextual-spacing="false"/>
      <style:text-properties fo:letter-spacing="0.0055in" officeooo:rsid="02311f4e" officeooo:paragraph-rsid="02704afc"/>
    </style:style>
    <style:style style:name="P36" style:family="paragraph" style:parent-style-name="Body_20_Bullets" style:list-style-name="L4"/>
    <style:style style:name="P37" style:family="paragraph" style:parent-style-name="Body_20_Bullets" style:list-style-name="L4">
      <style:paragraph-properties fo:margin-top="0in" fo:margin-bottom="0.2in" style:contextual-spacing="false"/>
    </style:style>
    <style:style style:name="P38" style:family="paragraph" style:parent-style-name="Body_20_Bullets" style:list-style-name="L4">
      <style:text-properties style:font-name="PP Neue Montreal" fo:font-size="12pt" fo:letter-spacing="0.0055in" style:font-size-asian="12pt" style:font-size-complex="12pt"/>
    </style:style>
    <style:style style:name="P39" style:family="paragraph" style:parent-style-name="Body_20_Bullets" style:list-style-name="L4">
      <style:paragraph-properties fo:margin-top="0in" fo:margin-bottom="0in" style:contextual-spacing="false"/>
      <style:text-properties style:font-name="PP Neue Montreal" fo:font-size="12pt" fo:letter-spacing="0.0055in" style:font-size-asian="12pt" style:font-size-complex="12pt"/>
    </style:style>
    <style:style style:name="P40" style:family="paragraph" style:parent-style-name="Body_20_Bullets" style:list-style-name="L5">
      <style:text-properties style:font-name="PP Neue Montreal" fo:font-size="12pt" fo:letter-spacing="0.0055in" style:font-size-asian="12pt" style:font-size-complex="12pt"/>
    </style:style>
    <style:style style:name="P41" style:family="paragraph" style:parent-style-name="Body_20_Bullets" style:list-style-name="L6">
      <style:text-properties style:font-name="PP Neue Montreal" fo:letter-spacing="0.0055in" officeooo:rsid="0226290f" officeooo:paragraph-rsid="0226290f"/>
    </style:style>
    <style:style style:name="P42" style:family="paragraph" style:parent-style-name="Body_20_Bullets" style:list-style-name="L6">
      <style:text-properties style:font-name="PP Neue Montreal" fo:letter-spacing="0.0055in" officeooo:paragraph-rsid="02704afc"/>
    </style:style>
    <style:style style:name="P43" style:family="paragraph" style:parent-style-name="Body_20_Bullets" style:list-style-name="L6">
      <style:text-properties style:font-name="PP Neue Montreal" fo:letter-spacing="0.0028in" officeooo:rsid="0201b75b" officeooo:paragraph-rsid="0201b75b"/>
    </style:style>
    <style:style style:name="P44" style:family="paragraph" style:parent-style-name="Body_20_Bullets" style:list-style-name="L6">
      <style:paragraph-properties fo:margin-right="0.05in"/>
      <style:text-properties style:font-name="PP Neue Montreal" fo:letter-spacing="0.0028in" officeooo:rsid="020246f3" officeooo:paragraph-rsid="020246f3"/>
    </style:style>
    <style:style style:name="P45" style:family="paragraph" style:parent-style-name="Body_20_Bullets" style:list-style-name="L6">
      <style:paragraph-properties fo:margin-right="0.05in" fo:margin-top="0in" fo:margin-bottom="0in" style:contextual-spacing="false"/>
      <style:text-properties style:font-name="PP Neue Montreal" fo:letter-spacing="0.0028in" officeooo:rsid="020246f3" officeooo:paragraph-rsid="021f1c52"/>
    </style:style>
    <style:style style:name="P46" style:family="paragraph" style:parent-style-name="Body_20_Bullets" style:list-style-name="L4">
      <style:paragraph-properties fo:margin-top="0in" fo:margin-bottom="0in" style:contextual-spacing="false"/>
      <style:text-properties officeooo:rsid="0306ba07" officeooo:paragraph-rsid="0306ba07"/>
    </style:style>
    <style:style style:name="P47" style:family="paragraph" style:parent-style-name="Company_20_Name" style:list-style-name="L6">
      <style:paragraph-properties fo:margin-left="0.1in" fo:text-indent="0in" style:auto-text-indent="false"/>
      <style:text-properties style:font-name="PP Neue Montreal" officeooo:paragraph-rsid="01ca560e"/>
    </style:style>
    <style:style style:name="P48" style:family="paragraph" style:parent-style-name="Company_20_Name" style:list-style-name="L6">
      <style:paragraph-properties fo:margin-left="0.1in" fo:text-indent="0.1in" style:auto-text-indent="false"/>
      <style:text-properties style:font-name="PP Neue Montreal" officeooo:paragraph-rsid="0187ac42"/>
    </style:style>
    <style:style style:name="P49" style:family="paragraph" style:parent-style-name="Job_20_Title" style:list-style-name="L6">
      <style:paragraph-properties fo:margin-left="0.1in" fo:text-indent="0in" style:auto-text-indent="false"/>
      <style:text-properties fo:font-variant="small-caps" fo:font-style="normal" officeooo:rsid="01742608" style:font-style-asian="normal" style:font-style-complex="normal"/>
    </style:style>
    <style:style style:name="P50" style:family="paragraph" style:parent-style-name="Job_20_Title" style:list-style-name="L6">
      <style:paragraph-properties fo:margin-left="0.1in" fo:text-indent="0in" style:auto-text-indent="false"/>
      <style:text-properties fo:font-variant="small-caps" style:use-window-font-color="true" loext:opacity="0%" style:font-name="Caliban" fo:letter-spacing="0.0083in" fo:font-style="normal" fo:font-weight="normal" officeooo:rsid="0187ac42" officeooo:paragraph-rsid="01878762" style:font-style-asian="normal" style:font-weight-asian="normal" style:font-style-complex="normal" style:font-weight-complex="normal"/>
    </style:style>
    <style:style style:name="P51" style:family="paragraph" style:parent-style-name="Job_20_Title" style:list-style-name="L6">
      <style:paragraph-properties fo:margin-left="0.1in" fo:text-indent="0in" style:auto-text-indent="false"/>
      <style:text-properties officeooo:rsid="01859081" officeooo:paragraph-rsid="01878762"/>
    </style:style>
    <style:style style:name="P52" style:family="paragraph" style:parent-style-name="Location" style:list-style-name="L6">
      <style:paragraph-properties fo:margin-left="0.1in" fo:text-indent="0in" style:auto-text-indent="false"/>
      <style:text-properties fo:font-variant="small-caps" style:font-name="PP Neue Montreal" fo:font-style="normal" officeooo:rsid="01742608" officeooo:paragraph-rsid="01ca560e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725aaf" style:font-weight-asian="bold" style:font-weight-complex="bold"/>
    </style:style>
    <style:style style:name="T3" style:family="text">
      <style:text-properties fo:font-weight="bold" officeooo:rsid="00c4869a" style:font-weight-asian="bold" style:font-weight-complex="bold"/>
    </style:style>
    <style:style style:name="T4" style:family="text">
      <style:text-properties fo:font-weight="bold" officeooo:rsid="00aed3ae" style:font-weight-asian="bold" style:font-weight-complex="bold"/>
    </style:style>
    <style:style style:name="T5" style:family="text">
      <style:text-properties fo:font-weight="bold" officeooo:rsid="00708c49" style:font-weight-asian="bold" style:font-weight-complex="bold"/>
    </style:style>
    <style:style style:name="T6" style:family="text">
      <style:text-properties fo:font-weight="bold" officeooo:rsid="00c4e055" style:font-weight-asian="bold" style:font-weight-complex="bold"/>
    </style:style>
    <style:style style:name="T7" style:family="text">
      <style:text-properties fo:font-weight="bold" officeooo:rsid="01c763ca" style:font-weight-asian="bold" style:font-weight-complex="bold"/>
    </style:style>
    <style:style style:name="T8" style:family="text">
      <style:text-properties fo:font-weight="bold" officeooo:rsid="0185e6ec" style:font-weight-asian="bold" style:font-weight-complex="bold"/>
    </style:style>
    <style:style style:name="T9" style:family="text">
      <style:text-properties fo:font-weight="bold" officeooo:rsid="019929e6" style:font-weight-asian="bold" style:font-weight-complex="bold"/>
    </style:style>
    <style:style style:name="T10" style:family="text">
      <style:text-properties fo:font-weight="bold" officeooo:rsid="0186e586" style:font-weight-asian="bold" style:font-weight-complex="bold"/>
    </style:style>
    <style:style style:name="T11" style:family="text">
      <style:text-properties fo:font-weight="bold" officeooo:rsid="013b61c7" style:font-weight-asian="bold" style:font-weight-complex="bold"/>
    </style:style>
    <style:style style:name="T12" style:family="text">
      <style:text-properties fo:font-variant="normal" fo:text-transform="none" fo:font-weight="normal" officeooo:rsid="0071bdf1" style:font-weight-asian="normal" style:font-weight-complex="normal"/>
    </style:style>
    <style:style style:name="T13" style:family="text">
      <style:text-properties fo:font-variant="normal" fo:text-transform="none" fo:font-weight="normal" officeooo:rsid="018cb47d" style:font-weight-asian="normal" style:font-weight-complex="normal"/>
    </style:style>
    <style:style style:name="T14" style:family="text">
      <style:text-properties fo:font-variant="normal" fo:text-transform="none" fo:font-weight="normal" officeooo:rsid="0194c26b" style:font-weight-asian="normal" style:font-weight-complex="normal"/>
    </style:style>
    <style:style style:name="T15" style:family="text">
      <style:text-properties fo:font-variant="normal" fo:text-transform="none" fo:font-weight="normal" officeooo:rsid="012f7aba" style:font-weight-asian="normal" style:font-weight-complex="normal"/>
    </style:style>
    <style:style style:name="T16" style:family="text">
      <style:text-properties fo:font-variant="normal" fo:text-transform="none" fo:font-weight="normal" officeooo:rsid="01d15c7f" style:font-weight-asian="normal" style:font-weight-complex="normal"/>
    </style:style>
    <style:style style:name="T17" style:family="text">
      <style:text-properties fo:font-variant="normal" fo:text-transform="none" fo:font-weight="normal" officeooo:rsid="019aa6f2" style:font-weight-asian="normal" style:font-weight-complex="normal"/>
    </style:style>
    <style:style style:name="T18" style:family="text">
      <style:text-properties fo:font-variant="normal" fo:text-transform="none" officeooo:rsid="01986478"/>
    </style:style>
    <style:style style:name="T19" style:family="text">
      <style:text-properties fo:font-variant="normal" fo:text-transform="none" fo:color="#333333" loext:opacity="100%"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font-variant="normal" fo:text-transform="none" fo:color="#333333" loext:opacity="100%" fo:font-style="normal" fo:font-weight="bold" officeooo:rsid="0242c38b" style:font-style-asian="normal" style:font-weight-asian="bold" style:font-style-complex="normal" style:font-weight-complex="bold"/>
    </style:style>
    <style:style style:name="T21" style:family="text">
      <style:text-properties fo:font-variant="normal" fo:text-transform="none" fo:color="#333333" loext:opacity="100%" fo:font-style="normal" fo:font-weight="bold" officeooo:rsid="007cbba4" style:font-style-asian="normal" style:font-weight-asian="bold" style:font-style-complex="normal" style:font-weight-complex="bold"/>
    </style:style>
    <style:style style:name="T22" style:family="text">
      <style:text-properties fo:font-variant="normal" fo:text-transform="none" fo:color="#333333" loext:opacity="100%" fo:font-style="normal" fo:font-weight="bold" officeooo:rsid="01bbe6f8" style:font-style-asian="normal" style:font-weight-asian="bold" style:font-style-complex="normal" style:font-weight-complex="bold"/>
    </style:style>
    <style:style style:name="T23" style:family="text">
      <style:text-properties fo:font-variant="normal" fo:text-transform="none" fo:color="#333333" loext:opacity="100%" fo:font-style="normal" fo:font-weight="bold" officeooo:rsid="0333d90f" style:font-style-asian="normal" style:font-weight-asian="bold" style:font-style-complex="normal" style:font-weight-complex="bold"/>
    </style:style>
    <style:style style:name="T24" style:family="text">
      <style:text-properties fo:font-variant="normal" fo:text-transform="none" fo:color="#333333" loext:opacity="100%" fo:font-style="normal" fo:font-weight="bold" officeooo:rsid="0335a196" style:font-style-asian="normal" style:font-weight-asian="bold" style:font-style-complex="normal" style:font-weight-complex="bold"/>
    </style:style>
    <style:style style:name="T25" style:family="text">
      <style:text-properties fo:font-variant="normal" fo:text-transform="none" fo:color="#333333" loext:opacity="100%" fo:font-style="normal" style:font-style-asian="normal" style:font-style-complex="normal"/>
    </style:style>
    <style:style style:name="T26" style:family="text">
      <style:text-properties fo:font-variant="normal" fo:text-transform="none" fo:color="#333333" loext:opacity="100%" fo:font-style="normal" officeooo:rsid="00b4defd" style:font-style-asian="normal" style:font-style-complex="normal"/>
    </style:style>
    <style:style style:name="T27" style:family="text">
      <style:text-properties fo:font-variant="normal" fo:text-transform="none" fo:color="#333333" loext:opacity="100%" fo:font-style="normal" officeooo:rsid="01b678fe" style:font-style-asian="normal" style:font-style-complex="normal"/>
    </style:style>
    <style:style style:name="T28" style:family="text">
      <style:text-properties fo:font-variant="normal" fo:text-transform="none" fo:color="#333333" loext:opacity="100%" fo:font-style="normal" officeooo:rsid="01b7f6b9" style:font-style-asian="normal" style:font-style-complex="normal"/>
    </style:style>
    <style:style style:name="T29" style:family="text">
      <style:text-properties fo:font-variant="normal" fo:text-transform="none" fo:color="#333333" loext:opacity="100%" fo:font-style="normal" officeooo:rsid="01ab2120" style:font-style-asian="normal" style:font-style-complex="normal"/>
    </style:style>
    <style:style style:name="T30" style:family="text">
      <style:text-properties fo:font-variant="normal" fo:text-transform="none" fo:color="#333333" loext:opacity="100%" fo:font-style="normal" officeooo:rsid="01a98ca5" style:font-style-asian="normal" style:font-style-complex="normal"/>
    </style:style>
    <style:style style:name="T31" style:family="text">
      <style:text-properties fo:font-variant="normal" fo:text-transform="none" fo:color="#333333" loext:opacity="100%" fo:font-style="normal" officeooo:rsid="01b29ac1" style:font-style-asian="normal" style:font-style-complex="normal"/>
    </style:style>
    <style:style style:name="T32" style:family="text">
      <style:text-properties fo:font-variant="normal" fo:text-transform="none" fo:color="#333333" loext:opacity="100%" fo:font-style="normal" officeooo:rsid="0071ed30" style:font-style-asian="normal" style:font-style-complex="normal"/>
    </style:style>
    <style:style style:name="T33" style:family="text">
      <style:text-properties fo:font-variant="normal" fo:text-transform="none" fo:color="#333333" loext:opacity="100%" fo:font-style="normal" officeooo:rsid="01bbe6f8" style:font-style-asian="normal" style:font-style-complex="normal"/>
    </style:style>
    <style:style style:name="T34" style:family="text">
      <style:text-properties fo:font-variant="normal" fo:text-transform="none" fo:color="#333333" loext:opacity="100%" fo:font-style="normal" officeooo:rsid="0078318a" style:font-style-asian="normal" style:font-style-complex="normal"/>
    </style:style>
    <style:style style:name="T35" style:family="text">
      <style:text-properties fo:font-variant="normal" fo:text-transform="none" fo:color="#333333" loext:opacity="100%" fo:font-style="normal" officeooo:rsid="0302fda3" style:font-style-asian="normal" style:font-style-complex="normal"/>
    </style:style>
    <style:style style:name="T36" style:family="text">
      <style:text-properties fo:font-variant="normal" fo:text-transform="none" fo:color="#333333" loext:opacity="100%" fo:font-style="normal" officeooo:rsid="030621c8" style:font-style-asian="normal" style:font-style-complex="normal"/>
    </style:style>
    <style:style style:name="T37" style:family="text">
      <style:text-properties fo:font-variant="normal" fo:text-transform="none" fo:color="#333333" loext:opacity="100%" fo:font-style="normal" officeooo:rsid="03324d84" style:font-style-asian="normal" style:font-style-complex="normal"/>
    </style:style>
    <style:style style:name="T38" style:family="text">
      <style:text-properties fo:font-variant="normal" fo:text-transform="none" fo:color="#333333" loext:opacity="100%" fo:font-style="normal" officeooo:rsid="0333d90f" style:font-style-asian="normal" style:font-style-complex="normal"/>
    </style:style>
    <style:style style:name="T39" style:family="text">
      <style:text-properties fo:font-variant="normal" fo:text-transform="none" fo:color="#333333" loext:opacity="100%" fo:font-style="normal" fo:font-weight="normal" style:font-style-asian="normal" style:font-weight-asian="normal" style:font-style-complex="normal" style:font-weight-complex="normal"/>
    </style:style>
    <style:style style:name="T40" style:family="text">
      <style:text-properties fo:font-variant="normal" fo:text-transform="none" fo:color="#333333" loext:opacity="100%" fo:font-style="normal" fo:font-weight="normal" officeooo:rsid="007cbba4" style:font-style-asian="normal" style:font-weight-asian="normal" style:font-style-complex="normal" style:font-weight-complex="normal"/>
    </style:style>
    <style:style style:name="T41" style:family="text">
      <style:text-properties fo:font-variant="normal" fo:text-transform="none" fo:color="#333333" loext:opacity="100%" fo:font-style="normal" fo:font-weight="normal" officeooo:rsid="016475d3" style:font-style-asian="normal" style:font-weight-asian="normal" style:font-style-complex="normal" style:font-weight-complex="normal"/>
    </style:style>
    <style:style style:name="T42" style:family="text">
      <style:text-properties fo:font-variant="normal" fo:text-transform="none" fo:color="#333333" loext:opacity="100%" fo:font-style="normal" fo:font-weight="normal" officeooo:rsid="0167618e" style:font-style-asian="normal" style:font-weight-asian="normal" style:font-style-complex="normal" style:font-weight-complex="normal"/>
    </style:style>
    <style:style style:name="T43" style:family="text">
      <style:text-properties fo:font-variant="normal" fo:text-transform="none" fo:color="#333333" loext:opacity="100%" fo:font-style="normal" fo:font-weight="normal" officeooo:rsid="0333d90f" style:font-style-asian="normal" style:font-weight-asian="normal" style:font-style-complex="normal" style:font-weight-complex="normal"/>
    </style:style>
    <style:style style:name="T44" style:family="text">
      <style:text-properties fo:font-variant="normal" fo:text-transform="none" fo:color="#333333" loext:opacity="100%" fo:font-style="normal" fo:font-weight="normal" officeooo:rsid="0335a196" style:font-style-asian="normal" style:font-weight-asian="normal" style:font-style-complex="normal" style:font-weight-complex="normal"/>
    </style:style>
    <style:style style:name="T45" style:family="text">
      <style:text-properties fo:font-variant="normal" fo:text-transform="none" fo:color="#333333" loext:opacity="100%" style:font-name="PP Neue Montreal" fo:font-size="12pt" fo:letter-spacing="0.0055in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fo:font-variant="normal" fo:text-transform="none" fo:color="#333333" loext:opacity="100%" style:font-name="PP Neue Montreal" fo:font-size="12pt" fo:letter-spacing="0.0055in" fo:font-style="normal" fo:font-weight="normal" officeooo:rsid="008a74a4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font-variant="normal" fo:text-transform="none" fo:color="#333333" loext:opacity="100%" style:font-name="PP Neue Montreal" fo:font-size="12pt" fo:letter-spacing="0.0055in" fo:font-style="normal" fo:font-weight="normal" officeooo:rsid="006b4a27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fo:font-variant="normal" fo:text-transform="none" fo:color="#333333" loext:opacity="100%" style:font-name="PP Neue Montreal" fo:font-size="12pt" fo:letter-spacing="0.0055in" fo:font-style="normal" fo:font-weight="normal" officeooo:rsid="01d7a592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fo:font-variant="normal" fo:text-transform="none" fo:color="#333333" loext:opacity="100%" style:font-name="PP Neue Montreal" fo:font-size="12pt" fo:letter-spacing="0.0055in" fo:font-style="normal" fo:font-weight="normal" officeooo:rsid="015a5bfa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font-variant="normal" fo:text-transform="none" fo:color="#333333" loext:opacity="100%" style:font-name="PP Neue Montreal" fo:font-size="12pt" fo:letter-spacing="0.0055in" fo:font-style="normal" fo:font-weight="normal" officeooo:rsid="0306cfad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font-variant="normal" fo:text-transform="none" fo:color="#333333" loext:opacity="100%" style:font-name="PP Neue Montreal" fo:font-size="12pt" fo:letter-spacing="0.0055in" fo:font-style="normal" fo:font-weight="normal" officeooo:rsid="0308fa2b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font-variant="normal" fo:text-transform="none" fo:color="#333333" loext:opacity="100%" style:font-name="PP Neue Montreal" fo:font-size="12pt" fo:letter-spacing="0.0055in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53" style:family="text">
      <style:text-properties fo:font-variant="normal" fo:text-transform="none" fo:color="#333333" loext:opacity="100%" style:font-name="PP Neue Montreal" fo:font-size="12pt" fo:letter-spacing="0.0055in" fo:font-style="normal" fo:font-weight="bold" officeooo:rsid="008a74a4" style:font-size-asian="12pt" style:font-style-asian="normal" style:font-weight-asian="bold" style:font-size-complex="12pt" style:font-style-complex="normal" style:font-weight-complex="bold"/>
    </style:style>
    <style:style style:name="T54" style:family="text">
      <style:text-properties fo:font-variant="normal" fo:text-transform="none" fo:color="#333333" loext:opacity="100%" style:font-name="PP Neue Montreal" fo:font-size="12pt" fo:letter-spacing="0.0055in" fo:font-style="normal" fo:font-weight="bold" officeooo:rsid="01f4fb8b" style:font-size-asian="12pt" style:font-style-asian="normal" style:font-weight-asian="bold" style:font-size-complex="12pt" style:font-style-complex="normal" style:font-weight-complex="bold"/>
    </style:style>
    <style:style style:name="T55" style:family="text">
      <style:text-properties fo:font-variant="normal" fo:text-transform="none" fo:color="#333333" loext:opacity="100%" style:font-name="PP Neue Montreal" fo:font-size="12pt" fo:letter-spacing="0.0055in" fo:font-style="normal" fo:font-weight="bold" officeooo:rsid="030dfa5e" style:font-size-asian="12pt" style:font-style-asian="normal" style:font-weight-asian="bold" style:font-size-complex="12pt" style:font-style-complex="normal" style:font-weight-complex="bold"/>
    </style:style>
    <style:style style:name="T56" style:family="text">
      <style:text-properties fo:font-variant="normal" fo:text-transform="none" fo:color="#333333" loext:opacity="100%" style:font-name="PP Neue Montreal" fo:font-size="12pt" fo:letter-spacing="0.0055in" fo:font-style="normal" fo:font-weight="bold" officeooo:rsid="0318918e" style:font-size-asian="12pt" style:font-style-asian="normal" style:font-weight-asian="bold" style:font-size-complex="12pt" style:font-style-complex="normal" style:font-weight-complex="bold"/>
    </style:style>
    <style:style style:name="T57" style:family="text">
      <style:text-properties fo:font-variant="normal" fo:text-transform="none" officeooo:rsid="018b172a"/>
    </style:style>
    <style:style style:name="T58" style:family="text">
      <style:text-properties fo:font-variant="normal" fo:text-transform="none" officeooo:rsid="01c3c7be"/>
    </style:style>
    <style:style style:name="T59" style:family="text">
      <style:text-properties fo:font-variant="normal" fo:text-transform="none" fo:color="#1b263b" loext:opacity="100%" style:font-name="PP Neue Montreal" fo:font-size="11pt" fo:letter-spacing="normal" fo:font-style="italic" fo:font-weight="bold" officeooo:rsid="000093e6" style:font-size-asian="11pt" style:font-style-asian="italic" style:font-weight-asian="bold" style:font-size-complex="11pt" style:font-style-complex="italic" style:font-weight-complex="bold"/>
    </style:style>
    <style:style style:name="T60" style:family="text">
      <style:text-properties fo:font-variant="normal" fo:text-transform="none" fo:color="#1b263b" loext:opacity="100%" style:font-name="PP Neue Montreal" fo:font-size="11pt" fo:letter-spacing="normal" fo:font-style="italic" fo:font-weight="bold" officeooo:rsid="01de34cf" style:font-size-asian="11pt" style:font-style-asian="italic" style:font-weight-asian="bold" style:font-size-complex="11pt" style:font-style-complex="italic" style:font-weight-complex="bold"/>
    </style:style>
    <style:style style:name="T61" style:family="text">
      <style:text-properties fo:font-variant="normal" fo:text-transform="none" fo:color="#1b263b" loext:opacity="100%" style:font-name="PP Neue Montreal" fo:font-size="11pt" fo:letter-spacing="normal" fo:font-style="italic" fo:font-weight="bold" officeooo:rsid="00f95424" style:font-size-asian="11pt" style:font-style-asian="italic" style:font-weight-asian="bold" style:font-size-complex="11pt" style:font-style-complex="italic" style:font-weight-complex="bold"/>
    </style:style>
    <style:style style:name="T62" style:family="text">
      <style:text-properties fo:font-variant="normal" fo:text-transform="none" fo:color="#1b263b" loext:opacity="100%" style:font-name="PP Neue Montreal" fo:font-size="11pt" fo:letter-spacing="normal" fo:font-style="italic" fo:font-weight="bold" officeooo:rsid="00f66362" style:font-size-asian="11pt" style:font-style-asian="italic" style:font-weight-asian="bold" style:font-size-complex="11pt" style:font-style-complex="italic" style:font-weight-complex="bold"/>
    </style:style>
    <style:style style:name="T63" style:family="text">
      <style:text-properties fo:font-variant="normal" fo:text-transform="none" fo:color="#1b263b" loext:opacity="100%" style:font-name="PP Neue Montreal" fo:font-size="11pt" fo:letter-spacing="normal" fo:font-style="italic" fo:font-weight="bold" officeooo:rsid="00f791ab" style:font-size-asian="11pt" style:font-style-asian="italic" style:font-weight-asian="bold" style:font-size-complex="11pt" style:font-style-complex="italic" style:font-weight-complex="bold"/>
    </style:style>
    <style:style style:name="T64" style:family="text">
      <style:text-properties fo:font-variant="normal" fo:text-transform="none" fo:color="#1b263b" loext:opacity="100%" style:font-name="PP Neue Montreal" fo:font-size="11pt" fo:letter-spacing="normal" fo:font-style="italic" fo:font-weight="bold" officeooo:rsid="00fbc092" style:font-size-asian="11pt" style:font-style-asian="italic" style:font-weight-asian="bold" style:font-size-complex="11pt" style:font-style-complex="italic" style:font-weight-complex="bold"/>
    </style:style>
    <style:style style:name="T65" style:family="text">
      <style:text-properties fo:font-variant="normal" fo:text-transform="none" fo:color="#1b263b" loext:opacity="100%" style:font-name="PP Neue Montreal" fo:font-size="11pt" fo:letter-spacing="normal" fo:font-style="italic" fo:font-weight="bold" officeooo:rsid="01665853" style:font-size-asian="11pt" style:font-style-asian="italic" style:font-weight-asian="bold" style:font-size-complex="11pt" style:font-style-complex="italic" style:font-weight-complex="bold"/>
    </style:style>
    <style:style style:name="T66" style:family="text">
      <style:text-properties fo:font-variant="normal" fo:text-transform="none" fo:color="#1b263b" loext:opacity="100%" style:font-name="PP Neue Montreal" fo:font-size="11pt" fo:letter-spacing="normal" fo:font-style="italic" fo:font-weight="bold" officeooo:rsid="00588776" style:font-size-asian="11pt" style:font-style-asian="italic" style:font-weight-asian="bold" style:font-size-complex="11pt" style:font-style-complex="italic" style:font-weight-complex="bold"/>
    </style:style>
    <style:style style:name="T67" style:family="text">
      <style:text-properties fo:font-variant="normal" fo:text-transform="none" fo:color="#1b263b" loext:opacity="100%" style:font-name="PP Neue Montreal" fo:font-size="11pt" fo:letter-spacing="normal" fo:font-style="italic" fo:font-weight="bold" officeooo:rsid="03206284" style:font-size-asian="11pt" style:font-style-asian="italic" style:font-weight-asian="bold" style:font-size-complex="11pt" style:font-style-complex="italic" style:font-weight-complex="bold"/>
    </style:style>
    <style:style style:name="T68" style:family="text">
      <style:text-properties fo:font-variant="normal" fo:text-transform="none" fo:color="#1b263b" loext:opacity="100%" style:font-name="PP Neue Montreal" fo:font-size="11pt" fo:letter-spacing="normal" fo:font-style="italic" fo:font-weight="bold" officeooo:rsid="0100ee93" style:font-size-asian="11pt" style:font-style-asian="italic" style:font-weight-asian="bold" style:font-size-complex="11pt" style:font-style-complex="italic" style:font-weight-complex="bold"/>
    </style:style>
    <style:style style:name="T69" style:family="text">
      <style:text-properties fo:font-variant="normal" fo:text-transform="none" fo:color="#1b263b" loext:opacity="100%" style:font-name="PP Neue Montreal" fo:font-size="11pt" fo:letter-spacing="normal" fo:font-style="italic" fo:font-weight="bold" officeooo:rsid="00f9fb1a" style:font-size-asian="11pt" style:font-style-asian="italic" style:font-weight-asian="bold" style:font-size-complex="11pt" style:font-style-complex="italic" style:font-weight-complex="bold"/>
    </style:style>
    <style:style style:name="T70" style:family="text">
      <style:text-properties fo:font-variant="normal" fo:text-transform="none" fo:color="#1b263b" loext:opacity="100%" style:font-name="PP Neue Montreal" fo:font-size="11pt" fo:letter-spacing="normal" fo:font-style="italic" fo:font-weight="bold" officeooo:rsid="00fcea9e" style:font-size-asian="11pt" style:font-style-asian="italic" style:font-weight-asian="bold" style:font-size-complex="11pt" style:font-style-complex="italic" style:font-weight-complex="bold"/>
    </style:style>
    <style:style style:name="T71" style:family="text">
      <style:text-properties fo:font-variant="normal" fo:text-transform="none" fo:color="#1b263b" loext:opacity="100%" style:font-name="PP Neue Montreal" fo:font-size="11pt" fo:letter-spacing="normal" fo:font-style="italic" fo:font-weight="normal" officeooo:rsid="0100ee93" style:font-size-asian="11pt" style:font-style-asian="italic" style:font-weight-asian="normal" style:font-size-complex="11pt" style:font-style-complex="italic" style:font-weight-complex="normal"/>
    </style:style>
    <style:style style:name="T72" style:family="text">
      <style:text-properties fo:font-variant="normal" fo:text-transform="none" fo:color="#1b263b" loext:opacity="100%" style:font-name="PP Neue Montreal" fo:font-size="11pt" fo:letter-spacing="normal" fo:font-style="italic" fo:font-weight="normal" officeooo:rsid="000093e6" style:font-size-asian="11pt" style:font-style-asian="italic" style:font-weight-asian="normal" style:font-size-complex="11pt" style:font-style-complex="italic" style:font-weight-complex="normal"/>
    </style:style>
    <style:style style:name="T73" style:family="text">
      <style:text-properties fo:font-variant="normal" fo:text-transform="none" fo:color="#1b263b" loext:opacity="100%" style:font-name="PP Neue Montreal" fo:font-size="11pt" fo:letter-spacing="normal" fo:font-style="italic" fo:font-weight="normal" officeooo:rsid="03206284" style:font-size-asian="11pt" style:font-style-asian="italic" style:font-weight-asian="normal" style:font-size-complex="11pt" style:font-style-complex="italic" style:font-weight-complex="normal"/>
    </style:style>
    <style:style style:name="T74" style:family="text">
      <style:text-properties fo:font-variant="normal" fo:text-transform="none" fo:color="#1b263b" loext:opacity="100%" style:font-name="PP Neue Montreal" fo:font-size="11pt" fo:letter-spacing="normal" fo:font-style="italic" officeooo:rsid="000093e6" style:font-size-asian="11pt" style:font-style-asian="italic" style:font-size-complex="11pt" style:font-style-complex="italic"/>
    </style:style>
    <style:style style:name="T75" style:family="text">
      <style:text-properties fo:font-variant="normal" fo:text-transform="none" fo:color="#1b263b" loext:opacity="100%" style:font-name="PP Neue Montreal" fo:font-size="11pt" fo:letter-spacing="normal" fo:font-style="italic" officeooo:rsid="01de34cf" style:font-size-asian="11pt" style:font-style-asian="italic" style:font-size-complex="11pt" style:font-style-complex="italic"/>
    </style:style>
    <style:style style:name="T76" style:family="text">
      <style:text-properties fo:font-variant="normal" fo:text-transform="none" fo:color="#1b263b" loext:opacity="100%" style:font-name="PP Neue Montreal" fo:font-size="11pt" fo:letter-spacing="normal" fo:font-style="italic" officeooo:rsid="0100ee93" style:font-size-asian="11pt" style:font-style-asian="italic" style:font-size-complex="11pt" style:font-style-complex="italic"/>
    </style:style>
    <style:style style:name="T77" style:family="text">
      <style:text-properties fo:font-variant="normal" fo:text-transform="none" fo:color="#1b263b" loext:opacity="100%" style:font-name="PP Neue Montreal" fo:font-size="11pt" fo:letter-spacing="normal" fo:font-style="italic" officeooo:rsid="00fcea9e" style:font-size-asian="11pt" style:font-style-asian="italic" style:font-size-complex="11pt" style:font-style-complex="italic"/>
    </style:style>
    <style:style style:name="T78" style:family="text">
      <style:text-properties fo:font-variant="normal" fo:text-transform="none" fo:color="#1b263b" loext:opacity="100%" style:font-name="PP Neue Montreal" fo:font-size="11pt" fo:letter-spacing="normal" fo:font-style="italic" officeooo:rsid="017bbaf6" style:font-size-asian="11pt" style:font-style-asian="italic" style:font-size-complex="11pt" style:font-style-complex="italic"/>
    </style:style>
    <style:style style:name="T79" style:family="text">
      <style:text-properties fo:font-variant="normal" fo:text-transform="none" fo:color="#1b263b" loext:opacity="100%" style:font-name="PP Neue Montreal" fo:font-size="11pt" fo:letter-spacing="normal" fo:font-style="italic" officeooo:rsid="01e1f2c5" style:font-size-asian="11pt" style:font-style-asian="italic" style:font-size-complex="11pt" style:font-style-complex="italic"/>
    </style:style>
    <style:style style:name="T80" style:family="text">
      <style:text-properties fo:font-variant="normal" fo:text-transform="none" fo:color="#1b263b" loext:opacity="100%" style:font-name="PP Neue Montreal" fo:font-size="11pt" fo:letter-spacing="normal" fo:font-style="italic" officeooo:rsid="031eed5a" style:font-size-asian="11pt" style:font-style-asian="italic" style:font-size-complex="11pt" style:font-style-complex="italic"/>
    </style:style>
    <style:style style:name="T81" style:family="text">
      <style:text-properties fo:font-variant="normal" fo:text-transform="none" fo:color="#1b263b" loext:opacity="100%" fo:font-style="normal" fo:font-weight="normal" style:font-style-asian="normal" style:font-weight-asian="normal" style:font-style-complex="normal" style:font-weight-complex="normal"/>
    </style:style>
    <style:style style:name="T82" style:family="text">
      <style:text-properties fo:font-variant="normal" fo:text-transform="none" fo:color="#1b263b" loext:opacity="100%" fo:font-style="normal" fo:font-weight="normal" officeooo:rsid="01f167cd" style:font-style-asian="normal" style:font-weight-asian="normal" style:font-style-complex="normal" style:font-weight-complex="normal"/>
    </style:style>
    <style:style style:name="T83" style:family="text">
      <style:text-properties fo:font-variant="normal" fo:text-transform="none" fo:color="#1b263b" loext:opacity="100%" fo:font-style="normal" fo:font-weight="normal" officeooo:rsid="022b93bd" style:font-style-asian="normal" style:font-weight-asian="normal" style:font-style-complex="normal" style:font-weight-complex="normal"/>
    </style:style>
    <style:style style:name="T84" style:family="text">
      <style:text-properties fo:font-variant="normal" fo:text-transform="none" fo:color="#1b263b" loext:opacity="100%" fo:font-weight="bold" officeooo:rsid="005e88b3" style:font-weight-asian="bold" style:font-weight-complex="bold"/>
    </style:style>
    <style:style style:name="T85" style:family="text">
      <style:text-properties fo:font-variant="normal" fo:text-transform="none" fo:color="#1b263b" loext:opacity="100%" fo:font-weight="bold" officeooo:rsid="01986478" style:font-weight-asian="bold" style:font-weight-complex="bold"/>
    </style:style>
    <style:style style:name="T86" style:family="text">
      <style:text-properties fo:font-variant="normal" fo:text-transform="none" fo:color="#1b263b" loext:opacity="100%" fo:font-weight="bold" officeooo:rsid="006fb537" style:font-weight-asian="bold" style:font-weight-complex="bold"/>
    </style:style>
    <style:style style:name="T87" style:family="text">
      <style:text-properties fo:font-variant="normal" fo:text-transform="none" fo:color="#1b263b" loext:opacity="100%" fo:font-weight="bold" officeooo:rsid="01cadffd" style:font-weight-asian="bold" style:font-weight-complex="bold"/>
    </style:style>
    <style:style style:name="T88" style:family="text">
      <style:text-properties fo:font-variant="normal" fo:text-transform="none" fo:color="#1b263b" loext:opacity="100%" fo:font-weight="bold" officeooo:rsid="00b4defd" style:font-weight-asian="bold" style:font-weight-complex="bold"/>
    </style:style>
    <style:style style:name="T89" style:family="text">
      <style:text-properties fo:font-variant="normal" fo:text-transform="none" fo:color="#1b263b" loext:opacity="100%" fo:font-weight="normal" officeooo:rsid="00b4defd" style:font-weight-asian="normal" style:font-weight-complex="normal"/>
    </style:style>
    <style:style style:name="T90" style:family="text">
      <style:text-properties fo:font-variant="normal" fo:text-transform="none" fo:color="#1b263b" loext:opacity="100%" fo:font-weight="normal" officeooo:rsid="0175e644" style:font-weight-asian="normal" style:font-weight-complex="normal"/>
    </style:style>
    <style:style style:name="T91" style:family="text">
      <style:text-properties fo:font-variant="normal" fo:text-transform="none" fo:color="#1b263b" loext:opacity="100%" fo:font-weight="normal" officeooo:rsid="005e88b3" style:font-weight-asian="normal" style:font-weight-complex="normal"/>
    </style:style>
    <style:style style:name="T92" style:family="text">
      <style:text-properties fo:font-variant="normal" fo:text-transform="none" fo:color="#1b263b" loext:opacity="100%" fo:font-weight="normal" officeooo:rsid="01724299" style:font-weight-asian="normal" style:font-weight-complex="normal"/>
    </style:style>
    <style:style style:name="T93" style:family="text">
      <style:text-properties fo:font-variant="normal" fo:text-transform="none" fo:color="#1b263b" loext:opacity="100%" fo:font-weight="normal" officeooo:rsid="0136a7c3" style:font-weight-asian="normal" style:font-weight-complex="normal"/>
    </style:style>
    <style:style style:name="T94" style:family="text">
      <style:text-properties fo:font-variant="normal" fo:text-transform="none" fo:color="#1b263b" loext:opacity="100%" fo:font-weight="normal" officeooo:rsid="02523d7a" style:font-weight-asian="normal" style:font-weight-complex="normal"/>
    </style:style>
    <style:style style:name="T95" style:family="text">
      <style:text-properties fo:font-variant="normal" fo:text-transform="none" fo:font-weight="bold" officeooo:rsid="01986478" style:font-weight-asian="bold" style:font-weight-complex="bold"/>
    </style:style>
    <style:style style:name="T96" style:family="text">
      <style:text-properties fo:font-variant="normal" fo:text-transform="none" fo:font-weight="bold" officeooo:rsid="01ca252a" style:font-weight-asian="bold" style:font-weight-complex="bold"/>
    </style:style>
    <style:style style:name="T97" style:family="text">
      <style:text-properties fo:font-variant="normal" fo:text-transform="none" fo:font-weight="bold" officeooo:rsid="00c76f18" style:font-weight-asian="bold" style:font-weight-complex="bold"/>
    </style:style>
    <style:style style:name="T98" style:family="text">
      <style:text-properties fo:font-variant="normal" fo:text-transform="none" fo:font-weight="bold" officeooo:rsid="0071bdf1" style:font-weight-asian="bold" style:font-weight-complex="bold"/>
    </style:style>
    <style:style style:name="T99" style:family="text">
      <style:text-properties fo:font-variant="normal" fo:text-transform="none" fo:font-weight="bold" officeooo:rsid="018cb47d" style:font-weight-asian="bold" style:font-weight-complex="bold"/>
    </style:style>
    <style:style style:name="T100" style:family="text">
      <style:text-properties fo:font-variant="normal" fo:text-transform="none" fo:font-weight="bold" officeooo:rsid="0194c26b" style:font-weight-asian="bold" style:font-weight-complex="bold"/>
    </style:style>
    <style:style style:name="T101" style:family="text">
      <style:text-properties fo:font-variant="normal" fo:text-transform="none" fo:font-weight="bold" officeooo:rsid="01995d66" style:font-weight-asian="bold" style:font-weight-complex="bold"/>
    </style:style>
    <style:style style:name="T102" style:family="text">
      <style:text-properties fo:font-variant="normal" fo:text-transform="none" fo:font-weight="bold" officeooo:rsid="00713972" style:font-weight-asian="bold" style:font-weight-complex="bold"/>
    </style:style>
    <style:style style:name="T103" style:family="text">
      <style:text-properties fo:font-variant="normal" fo:text-transform="none" fo:font-weight="bold" officeooo:rsid="019aa6f2" style:font-weight-asian="bold" style:font-weight-complex="bold"/>
    </style:style>
    <style:style style:name="T104" style:family="text">
      <style:text-properties fo:font-variant="normal" fo:text-transform="none" fo:font-weight="bold" officeooo:rsid="01b39f77" style:font-weight-asian="bold" style:font-weight-complex="bold"/>
    </style:style>
    <style:style style:name="T105" style:family="text">
      <style:text-properties fo:font-variant="normal" fo:text-transform="none" fo:font-weight="bold" officeooo:rsid="0142b926" style:font-weight-asian="bold" style:font-weight-complex="bold"/>
    </style:style>
    <style:style style:name="T106" style:family="text">
      <style:text-properties fo:font-variant="normal" fo:text-transform="none" fo:font-weight="bold" officeooo:rsid="02ff4bbe" style:font-weight-asian="bold" style:font-weight-complex="bold"/>
    </style:style>
    <style:style style:name="T107" style:family="text">
      <style:text-properties fo:font-variant="normal" fo:text-transform="none" fo:font-size="12pt" officeooo:rsid="000093e6" style:font-size-asian="12pt" style:font-size-complex="12pt"/>
    </style:style>
    <style:style style:name="T108" style:family="text">
      <style:text-properties fo:font-variant="normal" fo:text-transform="none" officeooo:rsid="000093e6"/>
    </style:style>
    <style:style style:name="T109" style:family="text">
      <style:text-properties fo:font-variant="normal" fo:text-transform="none" fo:font-style="normal" officeooo:rsid="0201b305" style:font-style-asian="normal" style:font-style-complex="normal"/>
    </style:style>
    <style:style style:name="T110" style:family="text">
      <style:text-properties fo:font-variant="normal" fo:text-transform="none" fo:font-style="normal" officeooo:rsid="01f2c589" style:font-style-asian="normal" style:font-style-complex="normal"/>
    </style:style>
    <style:style style:name="T111" style:family="text">
      <style:text-properties fo:font-variant="normal" fo:text-transform="none" fo:font-style="normal" officeooo:rsid="0057ba6a" style:font-style-asian="normal" style:font-style-complex="normal"/>
    </style:style>
    <style:style style:name="T112" style:family="text">
      <style:text-properties fo:font-variant="normal" fo:text-transform="none" fo:font-style="normal" officeooo:rsid="007e99b7" style:font-style-asian="normal" style:font-style-complex="normal"/>
    </style:style>
    <style:style style:name="T113" style:family="text">
      <style:text-properties fo:font-weight="normal" style:font-weight-asian="normal" style:font-weight-complex="normal"/>
    </style:style>
    <style:style style:name="T114" style:family="text">
      <style:text-properties fo:font-weight="normal" officeooo:rsid="01725aaf" style:font-weight-asian="normal" style:font-weight-complex="normal"/>
    </style:style>
    <style:style style:name="T115" style:family="text">
      <style:text-properties fo:font-weight="normal" officeooo:rsid="01c763ca" style:font-weight-asian="normal" style:font-weight-complex="normal"/>
    </style:style>
    <style:style style:name="T116" style:family="text">
      <style:text-properties fo:font-weight="normal" officeooo:rsid="0185e6ec" style:font-weight-asian="normal" style:font-weight-complex="normal"/>
    </style:style>
    <style:style style:name="T117" style:family="text">
      <style:text-properties fo:font-weight="normal" officeooo:rsid="01c5234d" style:font-weight-asian="normal" style:font-weight-complex="normal"/>
    </style:style>
    <style:style style:name="T118" style:family="text">
      <style:text-properties fo:font-weight="normal" officeooo:rsid="01bd2e29" style:font-weight-asian="normal" style:font-weight-complex="normal"/>
    </style:style>
    <style:style style:name="T119" style:family="text">
      <style:text-properties fo:font-weight="normal" officeooo:rsid="018b172a" style:font-weight-asian="normal" style:font-weight-complex="normal"/>
    </style:style>
    <style:style style:name="T120" style:family="text">
      <style:text-properties fo:font-weight="normal" officeooo:rsid="00c0eaf3" style:font-weight-asian="normal" style:font-weight-complex="normal"/>
    </style:style>
    <style:style style:name="T121" style:family="text">
      <style:text-properties fo:font-weight="normal" officeooo:rsid="00c76f18" style:font-weight-asian="normal" style:font-weight-complex="normal"/>
    </style:style>
    <style:style style:name="T122" style:family="text">
      <style:text-properties fo:font-weight="normal" officeooo:rsid="0227eccb" style:font-weight-asian="normal" style:font-weight-complex="normal"/>
    </style:style>
    <style:style style:name="T123" style:family="text">
      <style:text-properties fo:font-weight="normal" officeooo:rsid="0220d000" style:font-weight-asian="normal" style:font-weight-complex="normal"/>
    </style:style>
    <style:style style:name="T124" style:family="text">
      <style:text-properties fo:font-weight="normal" officeooo:rsid="023cbb58" style:font-weight-asian="normal" style:font-weight-complex="normal"/>
    </style:style>
    <style:style style:name="T125" style:family="text">
      <style:text-properties fo:font-weight="normal" officeooo:rsid="020de99c" style:font-weight-asian="normal" style:font-weight-complex="normal"/>
    </style:style>
    <style:style style:name="T126" style:family="text">
      <style:text-properties fo:font-weight="normal" officeooo:rsid="020430cd" style:font-weight-asian="normal" style:font-weight-complex="normal"/>
    </style:style>
    <style:style style:name="T127" style:family="text">
      <style:text-properties fo:font-weight="normal" officeooo:rsid="0208803a" style:font-weight-asian="normal" style:font-weight-complex="normal"/>
    </style:style>
    <style:style style:name="T128" style:family="text">
      <style:text-properties fo:font-weight="normal" officeooo:rsid="00cb5c7c" style:font-weight-asian="normal" style:font-weight-complex="normal"/>
    </style:style>
    <style:style style:name="T129" style:family="text">
      <style:text-properties fo:font-weight="normal" officeooo:rsid="02fb1dbe" style:font-weight-asian="normal" style:font-weight-complex="normal"/>
    </style:style>
    <style:style style:name="T130" style:family="text">
      <style:text-properties fo:font-weight="normal" officeooo:rsid="03131455" style:font-weight-asian="normal" style:font-weight-complex="normal"/>
    </style:style>
    <style:style style:name="T131" style:family="text">
      <style:text-properties fo:font-weight="normal" officeooo:rsid="03137e47" style:font-weight-asian="normal" style:font-weight-complex="normal"/>
    </style:style>
    <style:style style:name="T132" style:family="text">
      <style:text-properties fo:font-weight="normal" officeooo:rsid="03146ac5" style:font-weight-asian="normal" style:font-weight-complex="normal"/>
    </style:style>
    <style:style style:name="T133" style:family="text">
      <style:text-properties fo:font-weight="normal" officeooo:rsid="0315583a" style:font-weight-asian="normal" style:font-weight-complex="normal"/>
    </style:style>
    <style:style style:name="T134" style:family="text">
      <style:text-properties fo:font-variant="small-caps" fo:color="#1b263b" loext:opacity="100%" fo:letter-spacing="0.0083in" fo:font-style="normal" fo:font-weight="normal" officeooo:rsid="008e75db" style:font-style-asian="normal" style:font-weight-asian="normal" style:font-style-complex="normal" style:font-weight-complex="normal"/>
    </style:style>
    <style:style style:name="T135" style:family="text">
      <style:text-properties fo:font-variant="small-caps" fo:color="#1b263b" loext:opacity="100%" fo:letter-spacing="0.0083in" fo:font-style="normal" fo:font-weight="normal" officeooo:rsid="008a74a4" style:font-style-asian="normal" style:font-weight-asian="normal" style:font-style-complex="normal" style:font-weight-complex="normal"/>
    </style:style>
    <style:style style:name="T136" style:family="text">
      <style:text-properties fo:font-variant="small-caps" fo:color="#1b263b" loext:opacity="100%" fo:letter-spacing="0.0083in" fo:font-style="normal" fo:font-weight="normal" officeooo:rsid="002c9bc7" style:font-style-asian="normal" style:font-weight-asian="normal" style:font-style-complex="normal" style:font-weight-complex="normal"/>
    </style:style>
    <style:style style:name="T137" style:family="text">
      <style:text-properties fo:font-variant="small-caps" fo:color="#1b263b" loext:opacity="100%" fo:letter-spacing="0.0083in" fo:font-style="normal" fo:font-weight="normal" officeooo:rsid="0096b363" style:font-style-asian="normal" style:font-weight-asian="normal" style:font-style-complex="normal" style:font-weight-complex="normal"/>
    </style:style>
    <style:style style:name="T138" style:family="text">
      <style:text-properties fo:font-variant="small-caps" fo:color="#1b263b" loext:opacity="100%" fo:letter-spacing="0.0083in" fo:font-style="normal" fo:font-weight="normal" officeooo:rsid="02c935b0" style:font-style-asian="normal" style:font-weight-asian="normal" style:font-style-complex="normal" style:font-weight-complex="normal"/>
    </style:style>
    <style:style style:name="T139" style:family="text">
      <style:text-properties fo:font-variant="small-caps" fo:color="#1b263b" loext:opacity="100%" fo:letter-spacing="0.0083in" fo:font-style="normal" fo:font-weight="normal" officeooo:rsid="00d56a72" style:font-style-asian="normal" style:font-weight-asian="normal" style:font-style-complex="normal" style:font-weight-complex="normal"/>
    </style:style>
    <style:style style:name="T140" style:family="text">
      <style:text-properties fo:font-variant="small-caps" fo:color="#1b263b" loext:opacity="100%" fo:letter-spacing="0.0083in" fo:font-style="normal" fo:font-weight="normal" officeooo:rsid="02ca21a5" style:font-style-asian="normal" style:font-weight-asian="normal" style:font-style-complex="normal" style:font-weight-complex="normal"/>
    </style:style>
    <style:style style:name="T141" style:family="text">
      <style:text-properties fo:font-variant="small-caps" fo:color="#1b263b" loext:opacity="100%" fo:letter-spacing="0.0083in" fo:font-style="normal" fo:font-weight="normal" officeooo:rsid="00d6e1ca" style:font-style-asian="normal" style:font-weight-asian="normal" style:font-style-complex="normal" style:font-weight-complex="normal"/>
    </style:style>
    <style:style style:name="T142" style:family="text">
      <style:text-properties fo:font-variant="small-caps" fo:color="#1b263b" loext:opacity="100%" fo:letter-spacing="0.0083in" fo:font-style="normal" fo:font-weight="normal" officeooo:rsid="02cc0573" style:font-style-asian="normal" style:font-weight-asian="normal" style:font-style-complex="normal" style:font-weight-complex="normal"/>
    </style:style>
    <style:style style:name="T143" style:family="text">
      <style:text-properties fo:font-variant="small-caps" fo:color="#1b263b" loext:opacity="100%" fo:font-style="normal" fo:font-weight="bold" style:font-style-asian="normal" style:font-weight-asian="bold" style:font-style-complex="normal" style:font-weight-complex="bold"/>
    </style:style>
    <style:style style:name="T144" style:family="text">
      <style:text-properties fo:font-variant="small-caps" fo:color="#1b263b" loext:opacity="100%" fo:font-style="normal" fo:font-weight="bold" officeooo:rsid="019c9df1" style:font-style-asian="normal" style:font-weight-asian="bold" style:font-style-complex="normal" style:font-weight-complex="bold"/>
    </style:style>
    <style:style style:name="T145" style:family="text">
      <style:text-properties fo:font-variant="small-caps" fo:color="#1b263b" loext:opacity="100%" fo:font-style="normal" fo:font-weight="bold" officeooo:rsid="0226290f" style:font-style-asian="normal" style:font-weight-asian="bold" style:font-style-complex="normal" style:font-weight-complex="bold"/>
    </style:style>
    <style:style style:name="T146" style:family="text">
      <style:text-properties fo:font-variant="small-caps" fo:color="#1b263b" loext:opacity="100%" fo:font-style="normal" fo:font-weight="bold" officeooo:rsid="01ac2d88" style:font-style-asian="normal" style:font-weight-asian="bold" style:font-style-complex="normal" style:font-weight-complex="bold"/>
    </style:style>
    <style:style style:name="T147" style:family="text">
      <style:text-properties fo:font-variant="small-caps" fo:font-style="normal" style:font-style-asian="normal" style:font-style-complex="normal"/>
    </style:style>
    <style:style style:name="T148" style:family="text">
      <style:text-properties fo:font-variant="small-caps" fo:font-style="normal" officeooo:rsid="01742608" style:font-style-asian="normal" style:font-style-complex="normal"/>
    </style:style>
    <style:style style:name="T149" style:family="text">
      <style:text-properties fo:font-variant="small-caps" style:use-window-font-color="true" loext:opacity="0%" fo:letter-spacing="0.0083in" fo:font-style="italic" fo:font-weight="bold" officeooo:rsid="0000306b" style:font-style-asian="italic" style:font-weight-asian="bold" style:font-style-complex="italic" style:font-weight-complex="bold"/>
    </style:style>
    <style:style style:name="T150" style:family="text">
      <style:text-properties fo:font-variant="small-caps" style:use-window-font-color="true" loext:opacity="0%" fo:letter-spacing="0.0083in" fo:font-style="normal" fo:font-weight="normal" officeooo:rsid="0187ac42" style:font-style-asian="normal" style:font-weight-asian="normal" style:font-style-complex="normal" style:font-weight-complex="normal"/>
    </style:style>
    <style:style style:name="T151" style:family="text">
      <style:text-properties fo:font-variant="small-caps" officeooo:rsid="0000306b"/>
    </style:style>
    <style:style style:name="T152" style:family="text">
      <style:text-properties fo:font-variant="small-caps" fo:font-weight="bold" officeooo:rsid="0000306b" style:font-weight-asian="bold" style:font-weight-complex="bold"/>
    </style:style>
    <style:style style:name="T153" style:family="text">
      <style:text-properties fo:font-variant="small-caps" officeooo:rsid="0045207e"/>
    </style:style>
    <style:style style:name="T154" style:family="text">
      <style:text-properties officeooo:rsid="01c9a572"/>
    </style:style>
    <style:style style:name="T155" style:family="text">
      <style:text-properties officeooo:rsid="0188518f"/>
    </style:style>
    <style:style style:name="T156" style:family="text">
      <style:text-properties officeooo:rsid="01a31a6e"/>
    </style:style>
    <style:style style:name="T157" style:family="text">
      <style:text-properties officeooo:rsid="01ad7638"/>
    </style:style>
    <style:style style:name="T158" style:family="text">
      <style:text-properties officeooo:rsid="002c9bc7"/>
    </style:style>
    <style:style style:name="T159" style:family="text">
      <style:text-properties officeooo:rsid="006b4a27"/>
    </style:style>
    <style:style style:name="T160" style:family="text">
      <style:text-properties officeooo:rsid="007227ad"/>
    </style:style>
    <style:style style:name="T161" style:family="text">
      <style:text-properties officeooo:rsid="0076924d"/>
    </style:style>
    <style:style style:name="T162" style:family="text">
      <style:text-properties officeooo:rsid="0077fcd8"/>
    </style:style>
    <style:style style:name="T163" style:family="text">
      <style:text-properties officeooo:rsid="008a74a4"/>
    </style:style>
    <style:style style:name="T164" style:family="text">
      <style:text-properties officeooo:rsid="00a8bb20"/>
    </style:style>
    <style:style style:name="T165" style:family="text">
      <style:text-properties officeooo:rsid="00c0eaf3"/>
    </style:style>
    <style:style style:name="T166" style:family="text">
      <style:text-properties officeooo:rsid="00c2a93f"/>
    </style:style>
    <style:style style:name="T167" style:family="text">
      <style:text-properties officeooo:rsid="00c4e055"/>
    </style:style>
    <style:style style:name="T168" style:family="text">
      <style:text-properties fo:color="#1b263b" loext:opacity="100%"/>
    </style:style>
    <style:style style:name="T169" style:family="text">
      <style:text-properties fo:color="#1b263b" loext:opacity="100%" fo:font-weight="bold" style:font-weight-asian="bold" style:font-weight-complex="bold"/>
    </style:style>
    <style:style style:name="T170" style:family="text">
      <style:text-properties fo:color="#1b263b" loext:opacity="100%" fo:font-weight="bold" officeooo:rsid="01725aaf" style:font-weight-asian="bold" style:font-weight-complex="bold"/>
    </style:style>
    <style:style style:name="T171" style:family="text">
      <style:text-properties fo:color="#1b263b" loext:opacity="100%" fo:font-weight="bold" officeooo:rsid="005e88b3" style:font-weight-asian="bold" style:font-weight-complex="bold"/>
    </style:style>
    <style:style style:name="T172" style:family="text">
      <style:text-properties fo:color="#1b263b" loext:opacity="100%" fo:font-weight="bold" officeooo:rsid="0254439c" style:font-weight-asian="bold" style:font-weight-complex="bold"/>
    </style:style>
    <style:style style:name="T173" style:family="text">
      <style:text-properties fo:color="#1b263b" loext:opacity="100%" fo:font-weight="bold" officeooo:rsid="0112ba31" style:font-weight-asian="bold" style:font-weight-complex="bold"/>
    </style:style>
    <style:style style:name="T174" style:family="text">
      <style:text-properties fo:color="#1b263b" loext:opacity="100%" fo:font-weight="normal" officeooo:rsid="0175cf13" style:font-weight-asian="normal" style:font-weight-complex="normal"/>
    </style:style>
    <style:style style:name="T175" style:family="text">
      <style:text-properties fo:color="#1b263b" loext:opacity="100%" fo:font-weight="normal" officeooo:rsid="01725aaf" style:font-weight-asian="normal" style:font-weight-complex="normal"/>
    </style:style>
    <style:style style:name="T176" style:family="text">
      <style:text-properties fo:color="#1b263b" loext:opacity="100%" officeooo:rsid="000f60f9"/>
    </style:style>
    <style:style style:name="T177" style:family="text">
      <style:text-properties fo:color="#1b263b" loext:opacity="100%" officeooo:rsid="01725aaf"/>
    </style:style>
    <style:style style:name="T178" style:family="text">
      <style:text-properties fo:color="#1b263b" loext:opacity="100%" officeooo:rsid="00c0eaf3"/>
    </style:style>
    <style:style style:name="T179" style:family="text">
      <style:text-properties fo:color="#1b263b" loext:opacity="100%" officeooo:rsid="01106421"/>
    </style:style>
    <style:style style:name="T180" style:family="text">
      <style:text-properties fo:color="#1b263b" loext:opacity="100%" officeooo:rsid="0111aa42"/>
    </style:style>
    <style:style style:name="T181" style:family="text">
      <style:text-properties fo:color="#1b263b" loext:opacity="100%" officeooo:rsid="0112ba31"/>
    </style:style>
    <style:style style:name="T182" style:family="text">
      <style:text-properties fo:color="#1b263b" loext:opacity="100%" officeooo:rsid="01149a80"/>
    </style:style>
    <style:style style:name="T183" style:family="text">
      <style:text-properties fo:color="#1b263b" loext:opacity="100%" officeooo:rsid="008a74a4"/>
    </style:style>
    <style:style style:name="T184" style:family="text">
      <style:text-properties fo:color="#1b263b" loext:opacity="100%" officeooo:rsid="007dbd7d"/>
    </style:style>
    <style:style style:name="T185" style:family="text">
      <style:text-properties fo:color="#1b263b" loext:opacity="100%" officeooo:rsid="00b618a3"/>
    </style:style>
    <style:style style:name="T186" style:family="text">
      <style:text-properties fo:color="#1b263b" loext:opacity="100%" officeooo:rsid="02242dcc"/>
    </style:style>
    <style:style style:name="T187" style:family="text">
      <style:text-properties fo:color="#1b263b" loext:opacity="100%" officeooo:rsid="01454530"/>
    </style:style>
    <style:style style:name="T188" style:family="text">
      <style:text-properties officeooo:rsid="013499fa"/>
    </style:style>
    <style:style style:name="T189" style:family="text">
      <style:text-properties officeooo:rsid="0186e586"/>
    </style:style>
    <style:style style:name="T190" style:family="text">
      <style:text-properties fo:font-style="italic" style:font-style-asian="italic" style:font-style-complex="italic"/>
    </style:style>
    <style:style style:name="T191" style:family="text">
      <style:text-properties fo:font-style="italic" officeooo:rsid="01b8dc6b" style:font-style-asian="italic" style:font-style-complex="italic"/>
    </style:style>
    <style:style style:name="T192" style:family="text">
      <style:text-properties fo:font-style="italic" officeooo:rsid="0180cea1" style:font-style-asian="italic" style:font-style-complex="italic"/>
    </style:style>
    <style:style style:name="T193" style:family="text">
      <style:text-properties fo:font-style="italic" officeooo:rsid="02d6557e" style:font-style-asian="italic" style:font-style-complex="italic"/>
    </style:style>
    <style:style style:name="T194" style:family="text">
      <style:text-properties fo:font-style="normal" style:font-style-asian="normal" style:font-style-complex="normal"/>
    </style:style>
    <style:style style:name="T195" style:family="text">
      <style:text-properties fo:font-style="normal" officeooo:rsid="01b8dc6b" style:font-style-asian="normal" style:font-style-complex="normal"/>
    </style:style>
    <style:style style:name="T196" style:family="text">
      <style:text-properties fo:font-style="normal" officeooo:rsid="01b92cdd" style:font-style-asian="normal" style:font-style-complex="normal"/>
    </style:style>
    <style:style style:name="T197" style:family="text">
      <style:text-properties fo:font-style="normal" officeooo:rsid="02007672" style:font-style-asian="normal" style:font-style-complex="normal"/>
    </style:style>
    <style:style style:name="T198" style:family="text">
      <style:text-properties officeooo:rsid="019c9df1"/>
    </style:style>
    <style:style style:name="T199" style:family="text">
      <style:text-properties officeooo:rsid="019d9727"/>
    </style:style>
    <style:style style:name="T200" style:family="text">
      <style:text-properties officeooo:rsid="01f39085"/>
    </style:style>
    <style:style style:name="T201" style:family="text">
      <style:text-properties officeooo:rsid="0201b305"/>
    </style:style>
    <style:style style:name="T202" style:family="text">
      <style:text-properties officeooo:rsid="0218644b"/>
    </style:style>
    <style:style style:name="T203" style:family="text">
      <style:text-properties officeooo:rsid="021f1c52"/>
    </style:style>
    <style:style style:name="T204" style:family="text">
      <style:text-properties officeooo:rsid="0229fa8d"/>
    </style:style>
    <style:style style:name="T205" style:family="text">
      <style:text-properties officeooo:rsid="022b93bd"/>
    </style:style>
    <style:style style:name="T206" style:family="text">
      <style:text-properties officeooo:rsid="02312af2"/>
    </style:style>
    <style:style style:name="T207" style:family="text">
      <style:text-properties officeooo:rsid="0236c8e0"/>
    </style:style>
    <style:style style:name="T208" style:family="text">
      <style:text-properties officeooo:rsid="0242c38b"/>
    </style:style>
    <style:style style:name="T209" style:family="text">
      <style:text-properties officeooo:rsid="024b570c"/>
    </style:style>
    <style:style style:name="T210" style:family="text">
      <style:text-properties officeooo:rsid="0260ac1c"/>
    </style:style>
    <style:style style:name="T211" style:family="text">
      <style:text-properties officeooo:rsid="0262a2ce"/>
    </style:style>
    <style:style style:name="T212" style:family="text">
      <style:text-properties officeooo:rsid="02ae715d"/>
    </style:style>
    <style:style style:name="T213" style:family="text">
      <style:text-properties officeooo:rsid="030aaa49"/>
    </style:style>
    <style:style style:name="T214" style:family="text">
      <style:text-properties fo:font-size="12pt" fo:font-weight="bold" officeooo:rsid="01725aaf" style:font-size-asian="12pt" style:font-weight-asian="bold" style:font-size-complex="12pt" style:font-weight-complex="bold"/>
    </style:style>
    <style:style style:name="T215" style:family="text">
      <style:text-properties fo:font-size="12pt" fo:font-weight="bold" officeooo:rsid="011c272e" style:font-size-asian="12pt" style:font-weight-asian="bold" style:font-size-complex="12pt" style:font-weight-complex="bold"/>
    </style:style>
    <style:style style:name="T216" style:family="text">
      <style:text-properties fo:font-size="12pt" fo:font-weight="bold" officeooo:rsid="00c4869a" style:font-size-asian="12pt" style:font-weight-asian="bold" style:font-size-complex="12pt" style:font-weight-complex="bold"/>
    </style:style>
    <style:style style:name="T217" style:family="text">
      <style:text-properties fo:font-size="12pt" fo:font-weight="normal" officeooo:rsid="01725aaf" style:font-size-asian="12pt" style:font-weight-asian="normal" style:font-size-complex="12pt" style:font-weight-complex="normal"/>
    </style:style>
    <style:style style:name="T218" style:family="text">
      <style:text-properties fo:font-size="12pt" fo:font-weight="normal" officeooo:rsid="00c4869a" style:font-size-asian="12pt" style:font-weight-asian="normal" style:font-size-complex="12pt" style:font-weight-complex="normal"/>
    </style:style>
    <style:style style:name="T219" style:family="text">
      <style:text-properties fo:font-size="12pt" fo:font-weight="normal" officeooo:rsid="00aed3ae" style:font-size-asian="12pt" style:font-weight-asian="normal" style:font-size-complex="12pt" style:font-weight-complex="normal"/>
    </style:style>
    <style:style style:name="T220" style:family="text">
      <style:text-properties fo:font-size="12pt" fo:font-weight="normal" officeooo:rsid="00c0eaf3" style:font-size-asian="12pt" style:font-weight-asian="normal" style:font-size-complex="12pt" style:font-weight-complex="normal"/>
    </style:style>
    <style:style style:name="T221" style:family="text">
      <style:text-properties fo:font-size="12pt" fo:font-weight="normal" officeooo:rsid="011c272e" style:font-size-asian="12pt" style:font-weight-asian="normal" style:font-size-complex="12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1in" text:min-label-width="0.2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25in" fo:text-indent="-0.1299in" fo:margin-left="0.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3701in" fo:text-indent="-0.25in" fo:margin-left="0.3701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6201in" fo:text-indent="-0.25in" fo:margin-left="0.6201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701in" fo:text-indent="-0.25in" fo:margin-left="0.870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201in" fo:text-indent="-0.25in" fo:margin-left="1.1201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01in" fo:text-indent="-0.25in" fo:margin-left="1.3701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201in" fo:text-indent="-0.25in" fo:margin-left="1.6201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8701in" fo:text-indent="-0.25in" fo:margin-left="1.8701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1201in" fo:text-indent="-0.25in" fo:margin-left="2.1201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3701in" fo:text-indent="-0.25in" fo:margin-left="2.3701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6201in" fo:text-indent="-0.25in" fo:margin-left="2.6201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25in" fo:text-indent="-0.1299in" fo:margin-left="0.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25in" fo:text-indent="-0.1299in" fo:margin-left="0.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B"/>
        <table:table-column table:style-name="Table1.G"/>
        <table:table-column table:style-name="Table1.H"/>
        <table:table-column table:style-name="Table1.I"/>
        <table:table-row table:style-name="Table1.1">
          <table:table-cell table:style-name="Table1.A1" office:value-type="string">
            <text:p text:style-name="Table_20_Contents"/>
          </table:table-cell>
          <table:table-cell table:style-name="Table1.B1" table:number-columns-spanned="7" office:value-type="string">
            <text:p text:style-name="P2"/>
            <text:p text:style-name="Name">Gregory M. Laurent</text:p>
            <text:p text:style-name="Subname"><text:span text:style-name="T151">Product Manager </text:span><text:span text:style-name="T152">• </text:span><text:span text:style-name="T151">Software Engineer • Systems </text:span><text:span text:style-name="T153">Integrator</text:span></text:p>
            <text:p text:style-name="Banner_20_Objective"><text:span text:style-name="T59">Self-driven</text:span><text:span text:style-name="T74"> </text:span><text:span text:style-name="T59">professional</text:span><text:span text:style-name="T74"> with </text:span><text:span text:style-name="T75">successful transitions across </text:span><text:span text:style-name="T60">business </text:span><text:span text:style-name="T61">and technical</text:span><text:span text:style-name="T60"> domains. C</text:span><text:span text:style-name="Strong_20_Emphasis"><text:span text:style-name="T74">ross-disciplined experience </text:span></text:span><text:span text:style-name="T74">working on agile-driven teams alongside stakeholders to </text:span><text:span text:style-name="Strong_20_Emphasis"><text:span text:style-name="T72">design, develop, scale, and maintain</text:span></text:span><text:span text:style-name="Strong_20_Emphasis"><text:span text:style-name="T74"> </text:span></text:span><text:span text:style-name="Strong_20_Emphasis"><text:span text:style-name="T80">SaaS and B2B</text:span></text:span><text:span text:style-name="T74"> </text:span><text:span text:style-name="T59">products</text:span><text:span text:style-name="T74">. </text:span><text:span text:style-name="T73">Nearly</text:span><text:span text:style-name="T67"> fifteen years </text:span><text:span text:style-name="T73">of positively impacting business, including </text:span><text:span text:style-name="T67">d</text:span><text:span text:style-name="T68">irectly</text:span><text:span text:style-name="T76"> </text:span><text:span text:style-name="T69">generat</text:span><text:span text:style-name="T67">ing</text:span><text:span text:style-name="T76"> </text:span><text:span text:style-name="T70">over</text:span><text:span text:style-name="T77"> </text:span><text:span text:style-name="T62">$1M</text:span><text:span text:style-name="T63"> </text:span><text:span text:style-name="T71">in</text:span><text:span text:style-name="T63"> </text:span><text:span text:style-name="Strong_20_Emphasis"><text:span text:style-name="T74">award-winning proposals </text:span></text:span><text:span text:style-name="T74">and </text:span><text:span text:style-name="Strong_20_Emphasis"><text:span text:style-name="T74">research-based, product-led</text:span></text:span><text:span text:style-name="Strong_20_Emphasis"><text:span text:style-name="T78"> </text:span></text:span><text:span text:style-name="Strong_20_Emphasis"><text:span text:style-name="T74">solutions</text:span></text:span><text:span text:style-name="T74">. Extensive experience </text:span><text:span text:style-name="T64">i</text:span><text:span text:style-name="T65">ntegrating with</text:span><text:span text:style-name="T66"> </text:span><text:span text:style-name="T59">and </text:span><text:span text:style-name="T65">modernizing</text:span><text:span text:style-name="T59"> </text:span><text:span text:style-name="T72">critical</text:span><text:span text:style-name="T74">, platform-wide </text:span><text:span text:style-name="T59">legacy systems</text:span><text:span text:style-name="T74"> w</text:span><text:span text:style-name="T79">ith</text:span><text:span text:style-name="T74"> </text:span><text:span text:style-name="T59">zero downtime</text:span><text:span text:style-name="T74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Table_20_Contents"/>
          </table:table-cell>
        </table:table-row>
        <table:table-row table:style-name="Table1.2">
          <table:table-cell table:style-name="Table1.A1" office:value-type="string">
            <text:p text:style-name="Table_20_Contents"/>
          </table:table-cell>
          <table:table-cell table:style-name="Table1.B2" table:number-columns-spanned="3" office:value-type="string">
            <text:p text:style-name="P21"><text:span text:style-name="T107">󰇮 <text:s/>hire@greglaurent.com</text:span><text:span text:style-name="T108"> </text:span></text:p>
          </table:table-cell>
          <table:covered-table-cell/>
          <table:covered-table-cell/>
          <table:table-cell table:style-name="Table1.B2" table:number-columns-spanned="3" office:value-type="string">
            <text:p text:style-name="P6"> <text:s/>+1 755<text:span text:style-name="T1">.</text:span>300<text:span text:style-name="T1">.</text:span>9291</text:p>
          </table:table-cell>
          <table:covered-table-cell/>
          <table:covered-table-cell/>
          <table:table-cell table:style-name="Table1.B2" office:value-type="string">
            <text:p text:style-name="P6">󰟒 <text:s/>Reno, NV</text:p>
          </table:table-cell>
          <table:table-cell table:style-name="Table1.A1" table:number-rows-spanned="4" office:value-type="string">
            <text:p text:style-name="Table_20_Contents"/>
          </table:table-cell>
        </table:table-row>
        <table:table-row table:style-name="Table1.3">
          <table:table-cell table:style-name="Table1.A1" table:number-rows-spanned="3" office:value-type="string">
            <text:p text:style-name="Table_20_Contents"/>
          </table:table-cell>
          <table:table-cell table:style-name="Table1.B3" table:number-columns-spanned="7" office:value-type="string">
            <text:p text:style-name="Body_20_Heading">Experienc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 table:style-name="Table1.A1"/>
        </table:table-row>
        <table:table-row table:style-name="Table1.4">
          <table:covered-table-cell table:style-name="Table1.A1"/>
          <table:table-cell table:style-name="Table1.B4" table:number-rows-spanned="2" office:value-type="string">
            <text:p text:style-name="P8"/>
          </table:table-cell>
          <table:table-cell table:style-name="Table1.C4" office:value-type="string">
            <text:p text:style-name="Job_20_Title">Product Manager</text:p>
            <text:p text:style-name="Company_20_Name">PROS</text:p>
            <text:p text:style-name="Location">Houston, TX <text:span text:style-name="T193">(remote)</text:span></text:p>
            <text:p text:style-name="Date_20_Range"><text:span text:style-name="T163">May </text:span><text:span text:style-name="T158">2022–</text:span><text:span text:style-name="T164">Current</text:span></text:p>
            <text:p text:style-name="Body_20_Description">Platform product manager of PROS B2B Data Management to modernize <text:span text:style-name="T166">a </text:span><text:span text:style-name="T210">transformational </text:span><text:span text:style-name="T166">data platform </text:span><text:span text:style-name="T211">company-wide.</text:span></text:p>
          </table:table-cell>
          <table:table-cell table:style-name="Table1.D4" table:number-columns-spanned="5" office:value-type="string">
            <text:list text:style-name="L1">
              <text:list-item>
                <text:p text:style-name="P22"><text:span text:style-name="T172">Led</text:span><text:span text:style-name="T170"> </text:span><text:span text:style-name="T174">a team to</text:span><text:span text:style-name="T170"> turn around a multi-year, stalled project </text:span><text:span text:style-name="T175">to its </text:span><text:span text:style-name="T170">first production deployment.</text:span></text:p>
              </text:list-item>
              <text:list-item>
                <text:p text:style-name="P22"><text:span text:style-name="T177">Pilot</text:span><text:span text:style-name="T182"> targeted</text:span><text:span text:style-name="T177"> </text:span><text:span text:style-name="T176">cost </text:span><text:span text:style-name="T180">reduction</text:span><text:span text:style-name="T176"> project</text:span><text:span text:style-name="T179">s</text:span><text:span text:style-name="T176"> </text:span><text:span text:style-name="T181">to </text:span><text:span text:style-name="T173">save</text:span><text:span text:style-name="T177"> </text:span><text:span text:style-name="T170">9</text:span><text:span text:style-name="T171">4</text:span><text:span text:style-name="T170">%</text:span><text:span text:style-name="T177">, </text:span><text:span text:style-name="T171">$600K/year; </text:span><text:span text:style-name="T177">Track volume-based costs </text:span><text:span text:style-name="T178">to</text:span><text:span text:style-name="T177"> improve product packaging and maintain margin as the platform expands.</text:span></text:p>
              </text:list-item>
              <text:list-item>
                <text:p text:style-name="P24"><text:span text:style-name="T177">I</text:span><text:span text:style-name="T168">mproved a customer data quality report, resulting in a </text:span><text:span text:style-name="T169">40% reduction in related support tickets.</text:span></text:p>
              </text:list-item>
              <text:list-item>
                <text:p text:style-name="P22"><text:span text:style-name="T2">Promote</text:span><text:span text:style-name="T114"> a consistent, </text:span><text:span text:style-name="T2">product-led vision</text:span><text:span text:style-name="T114"> </text:span><text:span text:style-name="T3">across all organizations and customers</text:span><text:span text:style-name="T114"> as a</text:span><text:span text:style-name="T129">n</text:span><text:span text:style-name="T114"> initiative owner </text:span><text:span text:style-name="T120">on </text:span><text:span text:style-name="T114">the Product </text:span><text:span text:style-name="T120">team</text:span><text:span text:style-name="T114">.</text:span></text:p>
              </text:list-item>
              <text:list-item>
                <text:p text:style-name="P25"><text:span text:style-name="T214">Collaborate</text:span><text:span text:style-name="T217"> </text:span><text:span text:style-name="T218">with stakeholders</text:span><text:span text:style-name="T217"> to</text:span><text:span text:style-name="T214"> define </text:span><text:span text:style-name="T215">and </text:span><text:span text:style-name="T214">prioritize </text:span><text:span text:style-name="T215">p</text:span><text:span text:style-name="T216">roduct requirements</text:span><text:span text:style-name="T218">; </text:span><text:span text:style-name="T219">Drive</text:span><text:span text:style-name="T216"> product-focused requirements</text:span><text:span text:style-name="T218"> with technical teams for designs, </text:span><text:span text:style-name="T220">estimates</text:span><text:span text:style-name="T218">, and </text:span><text:span text:style-name="T221">tracking efforts</text:span><text:span text:style-name="T218">.</text:span></text:p>
              </text:list-item>
              <text:list-item>
                <text:p text:style-name="P23"><text:span text:style-name="T113">Maintain</text:span><text:span text:style-name="T1"> long-</text:span><text:span text:style-name="T5">t</text:span><text:span text:style-name="T1">erm product roadmaps </text:span><text:span text:style-name="T113">and</text:span><text:span text:style-name="T1"> </text:span><text:span text:style-name="T4">coordinate</text:span><text:span text:style-name="T1"> </text:span><text:span text:style-name="T6">priority-driven </text:span><text:span text:style-name="T1">resources</text:span> across product teams for <text:span text:style-name="T165">platform </text:span>integration, <text:span text:style-name="T167">development</text:span>, and improve<text:span text:style-name="T208">d</text:span> stability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 table:style-name="Table1.A1"/>
        </table:table-row>
        <table:table-row table:style-name="Table1.5">
          <table:covered-table-cell table:style-name="Table1.A1"/>
          <table:covered-table-cell table:style-name="Table1.B5"/>
          <table:table-cell table:style-name="Table1.C5" office:value-type="string">
            <text:p text:style-name="Job_20_Title">Senior Software Engineer</text:p>
            <text:p text:style-name="Company_20_Name">Loomis US</text:p>
            <text:p text:style-name="P19">Houston, TX <text:span text:style-name="T193">(remote)</text:span></text:p>
            <text:p text:style-name="Date_20_Range"><text:span text:style-name="T134">S</text:span><text:span text:style-name="T135">ep</text:span><text:span text:style-name="T138">tember</text:span><text:span text:style-name="T135"> </text:span><text:span text:style-name="T136">2018–May</text:span><text:span text:style-name="T137"> </text:span><text:span text:style-name="T135">2022</text:span></text:p>
            <text:p text:style-name="Body_20_Description"><text:span text:style-name="T93">Senior member of the small, product-focused SafePoint Team, dedicated to supporting all aspects of business-critical applications, which include</text:span><text:span text:style-name="T94">d</text:span><text:span text:style-name="T93"> responsibilities ranging from technical product management to software development.</text:span></text:p>
          </table:table-cell>
          <table:table-cell table:style-name="Table1.D5" table:number-columns-spanned="5" office:value-type="string">
            <text:list xml:id="list357910958" text:style-name="L2">
              <text:list-item>
                <text:p text:style-name="P26"><text:span text:style-name="T84">Modernized</text:span><text:span text:style-name="T89"> </text:span><text:span text:style-name="T90">critical </text:span><text:span text:style-name="T89">financial platform </text:span><text:span text:style-name="T91">(</text:span><text:span text:style-name="T92">tracks </text:span><text:span text:style-name="T91">$1B txns/day)</text:span><text:span text:style-name="T89"> with </text:span><text:span text:style-name="T85">zero downtime, data loss, or </text:span><text:span text:style-name="T86">user</text:span><text:span text:style-name="T87"> interruptions</text:span><text:span text:style-name="T89">;</text:span><text:span text:style-name="T88"> </text:span><text:span text:style-name="T18">Core contributo</text:span><text:span text:style-name="T57">r</text:span><text:span text:style-name="T18"> to </text:span><text:span text:style-name="T58">research, </text:span><text:span text:style-name="T18">design, and implement a solution to </text:span><text:span text:style-name="T95">re-architect </text:span><text:span text:style-name="T96">and migrate</text:span><text:span text:style-name="T95"> core </text:span><text:span text:style-name="T106">transaction </text:span><text:span text:style-name="T95">systems.</text:span></text:p>
              </text:list-item>
            </text:list>
            <text:list text:style-name="L3">
              <text:list-item>
                <text:list>
                  <text:list-item>
                    <text:p text:style-name="P28">Worked closely with all stakeholders <text:span text:style-name="T154">to </text:span>assess risk and draft roll-out plans with recovery.</text:p>
                  </text:list-item>
                  <text:list-item>
                    <text:p text:style-name="P28"><text:span text:style-name="T115">Assist</text:span><text:span text:style-name="T118">ed</text:span><text:span text:style-name="T115"> with designing and building </text:span><text:span text:style-name="T121">a new </text:span><text:span text:style-name="T115">event-driven </text:span><text:span text:style-name="T121">platform </text:span><text:span text:style-name="T115">with transparent legacy </text:span><text:span text:style-name="T119">system integration</text:span><text:span text:style-name="T115">.</text:span></text:p>
                  </text:list-item>
                </text:list>
              </text:list-item>
            </text:list>
            <text:list text:continue-list="list357910958" text:style-name="L2">
              <text:list-item>
                <text:p text:style-name="P26"><text:span text:style-name="T98">Coordinated </text:span><text:span text:style-name="T12">with</text:span><text:span text:style-name="T99"> </text:span><text:span text:style-name="T13">internal and external stakeholders</text:span><text:span text:style-name="T99"> </text:span><text:span text:style-name="T15">on</text:span><text:span text:style-name="T100"> </text:span><text:span text:style-name="T14">a</text:span><text:span text:style-name="T100"> </text:span><text:span text:style-name="T14">customer</text:span><text:span text:style-name="T100"> onboarding pipeline. </text:span><text:span text:style-name="T16">Customer Support</text:span><text:span text:style-name="T14"> </text:span><text:span text:style-name="T100">increased </text:span><text:span text:style-name="T105">productivity</text:span><text:span text:style-name="T100"> </text:span><text:span text:style-name="T98">by </text:span><text:span text:style-name="T101">over </text:span><text:span text:style-name="T102">6</text:span><text:span text:style-name="T101">0</text:span><text:span text:style-name="T100">% </text:span><text:span text:style-name="T17">with</text:span><text:span text:style-name="T103"> </text:span><text:span text:style-name="T104">no</text:span><text:span text:style-name="T103"> </text:span><text:span text:style-name="T97">staff increases.</text:span></text:p>
              </text:list-item>
              <text:list-item>
                <text:p text:style-name="P26"><text:span text:style-name="T7">Gathered</text:span><text:span text:style-name="T8"> requirements, </text:span><text:span text:style-name="T9">develop</text:span><text:span text:style-name="T7">ed</text:span><text:span text:style-name="T8">, and test</text:span><text:span text:style-name="T7">ed</text:span><text:span text:style-name="T116"> a </text:span><text:span text:style-name="T117">customer</text:span><text:span text:style-name="T116"> feature to </text:span><text:span text:style-name="T8">retrofit increased granularity of </text:span><text:span text:style-name="T11">cash </text:span><text:span text:style-name="T8">deposits</text:span><text:span text:style-name="T116"> for all transmitted funds with exacting accuracy.</text:span></text:p>
              </text:list-item>
              <text:list-item>
                <text:p text:style-name="P27"><text:span text:style-name="T188">Assisted with </text:span><text:span text:style-name="T10">company-wide standards</text:span><text:span text:style-name="T189"> </text:span><text:span text:style-name="T155">for </text:span><text:span text:style-name="T189">continuous integration and deployment </text:span><text:span text:style-name="T155">pipelines </text:span><text:span text:style-name="T188">on a dedicated team focused </text:span><text:span text:style-name="T189">on </text:span><text:span text:style-name="T10">accelerating product deployments</text:span><text:span text:style-name="T189">.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 table:style-name="Table1.A1"/>
        </table:table-row>
        <text:soft-page-break/>
        <table:table-row table:style-name="Table1.1">
          <table:table-cell table:style-name="Table1.A1" office:value-type="string">
            <text:p text:style-name="Standard"/>
          </table:table-cell>
          <table:table-cell table:style-name="Table1.B6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1" office:value-type="string">
            <text:p text:style-name="Standard"/>
          </table:table-cell>
          <table:table-cell table:style-name="Table1.B7" table:number-columns-spanned="7" office:value-type="string">
            <text:p text:style-name="P17">Experience <text:span text:style-name="T212">(continued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</table:table-row>
        <table:table-row table:style-name="Table1.8">
          <table:table-cell table:style-name="Table1.A1" office:value-type="string">
            <text:p text:style-name="Standard"/>
          </table:table-cell>
          <table:table-cell table:style-name="Table1.B8" office:value-type="string">
            <text:p text:style-name="P5"/>
          </table:table-cell>
          <table:table-cell table:style-name="Table1.C8" office:value-type="string">
            <text:p text:style-name="Job_20_Title">Technical Lead</text:p>
            <text:p text:style-name="P3">Progeny Systems</text:p>
            <text:p text:style-name="P20">Las Vegas, NV</text:p>
            <text:p text:style-name="P11"><text:span text:style-name="T139">May 2010</text:span><text:span text:style-name="T136">–</text:span><text:span text:style-name="T139">Se</text:span><text:span text:style-name="T140">ptember</text:span><text:span text:style-name="T139"> 2018</text:span></text:p>
            <text:p text:style-name="P13"><text:span text:style-name="T183">Department of Defense (DoD) contractor </text:span><text:span text:style-name="T184">focused </text:span><text:span text:style-name="T183">on research and development </text:span><text:span text:style-name="T185">and draftin</text:span><text:span text:style-name="T186">g</text:span><text:span text:style-name="T183"> Small Business Innovation (SBIR) </text:span><text:span text:style-name="T187">proposals</text:span><text:span text:style-name="T183"> through rapid prototyping and feasibility analysis.</text:span></text:p>
          </table:table-cell>
          <table:table-cell table:style-name="Table1.D8" table:number-columns-spanned="5" office:value-type="string">
            <text:list xml:id="list762873091" text:style-name="L4">
              <text:list-item>
                <text:p text:style-name="P38"><text:span text:style-name="T19">Individually</text:span><text:span text:style-name="T25"> </text:span><text:span text:style-name="T19">generated</text:span><text:span text:style-name="T25"> over </text:span><text:span text:style-name="T19">$1M in revenue (2016-2018)</text:span><text:span text:style-name="T25"> with </text:span><text:span text:style-name="T19">award-win</text:span><text:span text:style-name="T20">n</text:span><text:span text:style-name="T19">ing research</text:span><text:span text:style-name="T25"> proposals.</text:span></text:p>
              </text:list-item>
            </text:list>
            <text:list text:style-name="L5">
              <text:list-item>
                <text:list>
                  <text:list-item>
                    <text:p text:style-name="P40"><text:span text:style-name="T156">Phase I and II awar</text:span><text:span text:style-name="T161">d</text:span><text:span text:style-name="T156">ed SBIR solicitation</text:span><text:span text:style-name="T157">s</text:span><text:span text:style-name="T156"> to modernize global Naval Fuel Depot Asset Management business processes. </text:span><text:span text:style-name="T162">S</text:span><text:span text:style-name="T159">uccessful </text:span><text:span text:style-name="T156">productiz</text:span><text:span text:style-name="T209">ation</text:span><text:span text:style-name="T156"> a first-of-its-kind mobile application </text:span><text:span text:style-name="T160">to integrate </text:span><text:span text:style-name="T156">with IBM Maximo.</text:span></text:p>
                  </text:list-item>
                  <text:list-item>
                    <text:p text:style-name="P40"><text:span text:style-name="T26">P</text:span><text:span text:style-name="T25">hase I awarded SBIR </text:span><text:span text:style-name="T27">solicitation</text:span><text:span text:style-name="T25"> to support modern Naval galley kitchens </text:span><text:span text:style-name="T28">with a mobile application for</text:span><text:span text:style-name="T25"> <text:s/>forms, </text:span><text:span text:style-name="T29">guides,</text:span><text:span text:style-name="T25"> and on-site </text:span><text:span text:style-name="T30">digital</text:span><text:span text:style-name="T25"> training.</text:span></text:p>
                  </text:list-item>
                  <text:list-item>
                    <text:p text:style-name="P40"><text:span text:style-name="T25">Primar</text:span><text:span text:style-name="T38">ily</text:span><text:span text:style-name="T25"> author</text:span><text:span text:style-name="T38">ed</text:span><text:span text:style-name="T25"> and </text:span><text:span text:style-name="T38">provided </text:span><text:span text:style-name="T31">technical product</text:span><text:span text:style-name="T25"> guidance on a Phase I awarded SBIR solicitation for the Nav</text:span><text:span text:style-name="T35">al</text:span><text:span text:style-name="T25"> health and wellness information ashore and afloat.</text:span></text:p>
                  </text:list-item>
                </text:list>
              </text:list-item>
            </text:list>
            <text:list text:continue-list="list762873091" text:style-name="L4">
              <text:list-item>
                <text:p text:style-name="P36"><text:span text:style-name="T44">Key </text:span><text:span text:style-name="T24">d</text:span><text:span text:style-name="T19">eveloper and researcher</text:span><text:span text:style-name="T25"> on Phase I and II solicitations </text:span><text:span text:style-name="T32">using</text:span><text:span text:style-name="T33"> </text:span><text:span text:style-name="T22">OCR to </text:span><text:span text:style-name="T19">digitize </text:span><text:span text:style-name="T22">and trace</text:span><text:span text:style-name="T19"> schematics</text:span><text:span text:style-name="T25"> </text:span><text:span text:style-name="T33">for </text:span><text:span text:style-name="T25">saf</text:span><text:span text:style-name="T37">e</text:span><text:span text:style-name="T36">ty </text:span><text:span text:style-name="T25">procedures </text:span><text:span text:style-name="T33">and maintenance on </text:span><text:span text:style-name="T34">high-pressure</text:span><text:span text:style-name="T25"> systems.</text:span></text:p>
              </text:list-item>
              <text:list-item>
                <text:p text:style-name="P46"><text:span text:style-name="T46">S</text:span><text:span text:style-name="T45">pecialized </text:span><text:span text:style-name="T51">in </text:span><text:span text:style-name="T50">design</text:span><text:span text:style-name="T51">ing</text:span><text:span text:style-name="T50"> and build</text:span><text:span text:style-name="T51">ing</text:span><text:span text:style-name="T45"> </text:span><text:span text:style-name="T52">modern solutions </text:span><text:span text:style-name="T50">that</text:span><text:span text:style-name="T52"> integrat</text:span><text:span text:style-name="T56">e</text:span><text:span text:style-name="T52"> with </text:span><text:span text:style-name="T55">secure </text:span><text:span text:style-name="T52">legacy systems</text:span><text:span text:style-name="T45">.</text:span></text:p>
              </text:list-item>
              <text:list-item>
                <text:p text:style-name="P37"><text:span text:style-name="T47">Conducted</text:span><text:span text:style-name="T46"> </text:span><text:span text:style-name="T53">product demonstrations and engage</text:span><text:span text:style-name="T54">d</text:span><text:span text:style-name="T53"> with customers </text:span><text:span text:style-name="T46">to maintain </text:span><text:span text:style-name="T48">product</text:span><text:span text:style-name="T46"> scope </text:span><text:span text:style-name="T49">and delivery</text:span><text:span text:style-name="T46">.</text:span></text:p>
              </text:list-item>
            </text:list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</table:table-row>
        <table:table-row table:style-name="Table1.8">
          <table:table-cell table:style-name="Table1.A1" office:value-type="string">
            <text:p text:style-name="Table_20_Contents"/>
          </table:table-cell>
          <table:table-cell table:style-name="Table1.B9" office:value-type="string">
            <text:p text:style-name="P7"/>
          </table:table-cell>
          <table:table-cell table:style-name="Table1.C9" office:value-type="string">
            <text:p text:style-name="P9">Web Developer</text:p>
            <text:p text:style-name="P10"><text:span text:style-name="T128">A</text:span><text:span text:style-name="T113">merican Kiosk Management</text:span></text:p>
            <text:p text:style-name="Location">Las Vegas, NV</text:p>
            <text:p text:style-name="P11"><text:span text:style-name="T141">Jul</text:span><text:span text:style-name="T142">Y</text:span><text:span text:style-name="T141"> 2009</text:span><text:span text:style-name="T136">–</text:span><text:span text:style-name="T141">May</text:span><text:span text:style-name="T139"> 201</text:span><text:span text:style-name="T141">0</text:span></text:p>
          </table:table-cell>
          <table:table-cell table:style-name="Table1.D9" table:number-columns-spanned="5" office:value-type="string">
            <text:list text:continue-numbering="true" text:style-name="L4">
              <text:list-item>
                <text:p text:style-name="P38"><text:span text:style-name="T39">Built and maintained both customer-facing and internal websites </text:span><text:span text:style-name="T41">as the only in-house developer.</text:span></text:p>
              </text:list-item>
              <text:list-item>
                <text:p text:style-name="P39"><text:span text:style-name="T39">Created </text:span><text:span text:style-name="T42">company-wide</text:span><text:span text:style-name="T39"> training content and videos for sales associates in the field.</text:span></text:p>
              </text:list-item>
            </text:list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Table_20_Contents"/>
          </table:table-cell>
        </table:table-row>
        <table:table-row table:style-name="Table1.3">
          <table:table-cell table:style-name="Table1.A1" office:value-type="string">
            <text:p text:style-name="Table_20_Contents"/>
          </table:table-cell>
          <table:table-cell table:style-name="Table1.B10" table:number-columns-spanned="7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Table_20_Contents"/>
          </table:table-cell>
        </table:table-row>
        <table:table-row table:style-name="Table1.11">
          <table:table-cell table:style-name="Table1.A1" office:value-type="string">
            <text:p text:style-name="Table_20_Contents"/>
          </table:table-cell>
          <table:table-cell table:style-name="Table1.B11" table:number-columns-spanned="7" office:value-type="string">
            <text:p text:style-name="Body_20_Heading">Skill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Table_20_Contents"/>
          </table:table-cell>
        </table:table-row>
        <table:table-row table:style-name="Table1.5">
          <table:table-cell table:style-name="Table1.A1" office:value-type="string">
            <text:p text:style-name="Table_20_Contents"/>
          </table:table-cell>
          <table:table-cell table:style-name="Table1.B12" office:value-type="string">
            <text:p text:style-name="P7"/>
          </table:table-cell>
          <table:table-cell table:style-name="Table1.C12" table:number-columns-spanned="3" office:value-type="string">
            <text:p text:style-name="P12"><text:span text:style-name="T144">S</text:span><text:span text:style-name="T145">olution-driven Products</text:span></text:p>
            <text:list text:style-name="L6">
              <text:list-item>
                <text:p text:style-name="P29">Drive <text:span text:style-name="T204">products with a</text:span> constancy of purpose</text:p>
              </text:list-item>
              <text:list-item>
                <text:p text:style-name="P41"><text:span text:style-name="T82">Q</text:span><text:span text:style-name="T81">uality </text:span><text:span text:style-name="T83">solutions are</text:span><text:span text:style-name="T81"> built, not inspected</text:span></text:p>
              </text:list-item>
              <text:list-item>
                <text:p text:style-name="P30"><text:span text:style-name="T213">Focused</text:span><text:span text:style-name="T205"> i</text:span>terative improvements</text:p>
              </text:list-item>
            </text:list>
            <text:p text:style-name="P15"><text:span text:style-name="T198">Technical </text:span><text:span text:style-name="T199">E</text:span><text:span text:style-name="T198">xpertise</text:span></text:p>
            <text:list text:continue-numbering="true" text:style-name="L6">
              <text:list-item>
                <text:p text:style-name="P43"><text:span text:style-name="T113">Implement</text:span><text:span text:style-name="T122">ed </text:span><text:span text:style-name="T131">an</text:span><text:span text:style-name="T113"> </text:span><text:span text:style-name="T130">array of</text:span><text:span text:style-name="T113"> </text:span><text:span text:style-name="T123">SaaS/B2B</text:span><text:span text:style-name="T113"> solutions</text:span></text:p>
              </text:list-item>
              <text:list-item>
                <text:p text:style-name="P44"><text:span text:style-name="T133">P</text:span><text:span text:style-name="T132">roven work with </text:span><text:span text:style-name="T124">critical systems integration</text:span></text:p>
              </text:list-item>
              <text:list-item>
                <text:p text:style-name="P45"><text:span text:style-name="T125">Deductive</text:span><text:span text:style-name="T126"> </text:span><text:span text:style-name="T113">decision, analysis, </text:span><text:span text:style-name="T127">and</text:span><text:span text:style-name="T113"> </text:span><text:span text:style-name="T127">r</text:span><text:span text:style-name="T113">esolution</text:span></text:p>
              </text:list-item>
            </text:list>
          </table:table-cell>
          <table:covered-table-cell/>
          <table:covered-table-cell/>
          <table:table-cell table:style-name="Table1.F12" office:value-type="string">
            <text:p text:style-name="P18"/>
          </table:table-cell>
          <table:table-cell table:style-name="Table1.G12" table:number-columns-spanned="2" office:value-type="string">
            <text:p text:style-name="Job_20_Title">Team-oriented <text:span text:style-name="T1">leadership</text:span></text:p>
            <text:list text:continue-numbering="true" text:style-name="L6">
              <text:list-item>
                <text:p text:style-name="P31"><text:span text:style-name="T201">Facilitate c</text:span>ross-functional collaboration</text:p>
              </text:list-item>
              <text:list-item>
                <text:p text:style-name="P42"><text:span text:style-name="T109">Practice e</text:span><text:span text:style-name="T110">ffective</text:span><text:span text:style-name="T111"> commun</text:span><text:span text:style-name="T112">ic</text:span><text:span text:style-name="T111">ation</text:span></text:p>
              </text:list-item>
              <text:list-item>
                <text:p text:style-name="P32">Empower team members to take <text:span text:style-name="T200">ownership</text:span></text:p>
              </text:list-item>
            </text:list>
            <text:p text:style-name="P14"><text:span text:style-name="T146">H</text:span><text:span text:style-name="T143">olistic Approach</text:span></text:p>
            <text:list text:continue-numbering="true" text:style-name="L6">
              <text:list-item>
                <text:p text:style-name="P33"><text:span text:style-name="T202">Think systemically</text:span> to answer <text:span text:style-name="T190">why</text:span></text:p>
              </text:list-item>
              <text:list-item>
                <text:p text:style-name="P34"><text:span text:style-name="T194">Situate problems as part of </text:span><text:span text:style-name="T197">a</text:span><text:span text:style-name="T194"> greater whole</text:span></text:p>
              </text:list-item>
              <text:list-item>
                <text:p text:style-name="P35"><text:span text:style-name="T207">M</text:span>onitor feedback as <text:span text:style-name="T206">the</text:span> element of control</text:p>
              </text:list-item>
            </text:list>
          </table:table-cell>
          <table:covered-table-cell/>
          <table:table-cell table:style-name="Table1.A1" office:value-type="string">
            <text:p text:style-name="Table_20_Contents"/>
          </table:table-cell>
        </table:table-row>
        <table:table-row table:style-name="Table1.3">
          <table:table-cell table:style-name="Table1.A1" office:value-type="string">
            <text:p text:style-name="Table_20_Contents"/>
          </table:table-cell>
          <table:table-cell table:style-name="Table1.B13" table:number-columns-spanned="7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Table_20_Contents"/>
          </table:table-cell>
        </table:table-row>
        <table:table-row table:style-name="Table1.3">
          <table:table-cell table:style-name="Table1.A1" office:value-type="string">
            <text:p text:style-name="Table_20_Contents"/>
          </table:table-cell>
          <table:table-cell table:style-name="Table1.B14" table:number-columns-spanned="4" office:value-type="string">
            <text:p text:style-name="Body_20_Heading">Education</text:p>
          </table:table-cell>
          <table:covered-table-cell/>
          <table:covered-table-cell/>
          <table:covered-table-cell/>
          <table:table-cell table:style-name="Table1.F14" table:number-columns-spanned="3" office:value-type="string">
            <text:p text:style-name="Body_20_Heading"><text:span text:style-name="T203">Security </text:span>Clearance</text:p>
          </table:table-cell>
          <table:covered-table-cell/>
          <table:covered-table-cell/>
          <table:table-cell table:style-name="Table1.A1" office:value-type="string">
            <text:p text:style-name="Table_20_Contents"/>
          </table:table-cell>
        </table:table-row>
        <table:table-row table:style-name="Table1.15">
          <table:table-cell table:style-name="Table1.A1" office:value-type="string">
            <text:p text:style-name="Table_20_Contents"/>
          </table:table-cell>
          <table:table-cell table:style-name="Table1.B15" office:value-type="string">
            <text:p text:style-name="P7"/>
          </table:table-cell>
          <table:table-cell table:style-name="Table1.C15" table:number-columns-spanned="3" office:value-type="string">
            <text:list text:continue-numbering="true" text:style-name="L6">
              <text:list-header>
                <text:p text:style-name="P49">Texas Tech University</text:p>
                <text:p text:style-name="P47"><text:span text:style-name="T196">B.B.A.</text:span><text:span text:style-name="T195">,</text:span><text:span text:style-name="T191"> Summa cum Laude</text:span><text:span text:style-name="T192"> </text:span><text:span text:style-name="T149">• </text:span><text:span text:style-name="T148">2008</text:span></text:p>
                <text:p text:style-name="P52">Management Information Systems</text:p>
              </text:list-header>
            </text:list>
          </table:table-cell>
          <table:covered-table-cell/>
          <table:covered-table-cell/>
          <table:table-cell table:style-name="Table1.F15" office:value-type="string">
            <text:list text:continue-numbering="true" text:style-name="L6">
              <text:list-header>
                <text:p text:style-name="P50"/>
              </text:list-header>
            </text:list>
          </table:table-cell>
          <table:table-cell table:style-name="Table1.G15" table:number-columns-spanned="2" office:value-type="string">
            <text:list text:continue-numbering="true" text:style-name="L6">
              <text:list-header>
                <text:p text:style-name="P51"><text:span text:style-name="T148">D</text:span><text:span text:style-name="T147">oD Secret</text:span></text:p>
                <text:p text:style-name="P48">inactive <text:span text:style-name="T149">• </text:span><text:span text:style-name="T150">2020</text:span></text:p>
              </text:list-header>
            </text:list>
          </table:table-cell>
          <table:covered-table-cell/>
          <table:table-cell table:style-name="Table1.A1" office:value-type="string">
            <text:p text:style-name="Table_20_Contents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an" svg:font-family="Caliban" style:font-pitch="variable"/>
    <style:font-face style:name="Libre Caslon Text" svg:font-family="'Libre Caslon Text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P Eiko" svg:font-family="'PP Eiko'" style:font-pitch="variable"/>
    <style:font-face style:name="PP Neue Montreal" svg:font-family="'PP Neue Montreal'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anner_20_Bullets" style:display-name="Banner Bullets" style:family="paragraph" style:parent-style-name="Text_20_body">
      <style:paragraph-properties fo:margin-left="0.25in" fo:margin-right="0.1in" fo:margin-top="0.0402in" fo:margin-bottom="0in" style:contextual-spacing="false" fo:line-height="100%"/>
      <style:text-properties fo:color="#e0e1dd" loext:opacity="100%" style:font-name="Caliban" fo:font-family="Caliban" style:font-pitch="variable" fo:font-size="9pt" officeooo:rsid="005ae791" style:font-size-asian="9pt" style:font-size-complex="9pt"/>
    </style:style>
    <style:style style:name="Banner_20_Heading" style:display-name="Banner Heading" style:family="paragraph" style:parent-style-name="Standard">
      <style:paragraph-properties fo:margin-left="0.1in" fo:margin-right="0.1in" fo:margin-top="0.0402in" fo:margin-bottom="0in" style:contextual-spacing="false" fo:padding="0.0201in" fo:border="none" style:join-border="false"/>
      <style:text-properties fo:font-variant="small-caps" fo:color="#e0e1dd" loext:opacity="100%" style:font-name="Libre Caslon Text" fo:font-family="'Libre Caslon Text'" style:font-pitch="variable" fo:font-size="12pt" fo:letter-spacing="0.0071in" fo:font-weight="bold" officeooo:rsid="00359468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ody_20_Bullets" style:display-name="Body Bullets" style:family="paragraph" style:parent-style-name="Body_20_Description">
      <style:paragraph-properties fo:margin-right="0.05in" fo:margin-top="0in" fo:margin-bottom="0.0402in" style:contextual-spacing="false"/>
      <style:text-properties fo:color="#333333" loext:opacity="100%" style:font-name="PP Neue Montreal" fo:font-family="'PP Neue Montreal'" style:font-pitch="variable" fo:font-size="12pt" fo:letter-spacing="0.0055in" fo:font-style="normal" fo:font-weight="normal" officeooo:rsid="01a31a6e" style:font-size-asian="12pt" style:font-style-asian="normal" style:font-weight-asian="normal" style:font-size-complex="12pt" style:font-style-complex="normal" style:font-weight-complex="normal"/>
    </style:style>
    <style:style style:name="Body_20_Heading" style:display-name="Body Heading" style:family="paragraph" style:parent-style-name="Standard">
      <style:paragraph-properties fo:margin-left="-0.0402in" fo:margin-right="0in" fo:margin-top="0.0402in" fo:margin-bottom="0.0402in" style:contextual-spacing="false" fo:padding="0.0201in" fo:border="none" style:join-border="false"/>
      <style:text-properties fo:font-variant="small-caps" fo:color="#1b263b" loext:opacity="100%" style:font-name="PP Eiko" fo:font-family="'PP Eiko'" style:font-pitch="variable" fo:font-size="18pt" fo:letter-spacing="0.011in" fo:font-weight="bold" officeooo:rsid="005afe3e" style:font-size-asian="18pt" style:font-weight-asian="bold" style:font-size-complex="18pt" style:font-weight-complex="bold"/>
    </style:style>
    <style:style style:name="Body_20_Title" style:display-name="Body Title" style:family="paragraph" style:parent-style-name="Text_20_body">
      <style:paragraph-properties fo:margin-left="0in" fo:margin-right="0in" fo:margin-top="0.0598in" fo:margin-bottom="0in" style:contextual-spacing="false" fo:line-height="0.1598in" fo:text-align="justify" style:justify-single-word="false"/>
      <style:text-properties fo:font-variant="small-caps" fo:color="#333333" loext:opacity="100%" style:font-name="Caliban" fo:font-family="Caliban" style:font-pitch="variable" fo:font-size="10pt" fo:font-style="normal" fo:font-weight="bold" officeooo:rsid="0088ca66" style:font-size-asian="10pt" style:font-style-asian="normal" style:font-weight-asian="bold" style:font-size-complex="10pt" style:font-style-complex="normal" style:font-weight-complex="bold"/>
    </style:style>
    <style:style style:name="Body_20_Subtitle" style:display-name="Body Subtitle" style:family="paragraph" style:parent-style-name="Text_20_body">
      <style:paragraph-properties fo:margin-left="0in" fo:margin-right="0in" fo:margin-top="0in" fo:margin-bottom="0in" style:contextual-spacing="false" fo:line-height="0.1799in" fo:text-align="justify" style:justify-single-word="false"/>
      <style:text-properties fo:font-variant="small-caps" fo:color="#333333" loext:opacity="100%" style:font-name="Caliban" fo:font-family="Caliban" style:font-pitch="variable" fo:font-size="9pt" fo:font-style="normal" fo:font-weight="normal" officeooo:rsid="005a4783" style:font-size-asian="9pt" style:font-style-asian="normal" style:font-weight-asian="normal" style:font-size-complex="9pt" style:font-style-complex="normal" style:font-weight-complex="normal"/>
    </style:style>
    <style:style style:name="Body_20_Description" style:display-name="Body Description" style:family="paragraph" style:parent-style-name="Text_20_body">
      <style:paragraph-properties fo:margin-left="0.05in" fo:margin-right="0.05in" fo:margin-top="0.2in" fo:margin-bottom="0in" style:contextual-spacing="false" fo:line-height="100%" fo:text-align="start" style:justify-single-word="false">
        <style:tab-stops/>
      </style:paragraph-properties>
      <style:text-properties fo:font-variant="normal" fo:text-transform="none" fo:color="#232222" loext:opacity="100%" style:font-name="PP Neue Montreal" fo:font-family="'PP Neue Montreal'" style:font-pitch="variable" fo:font-size="10pt" fo:letter-spacing="0.011in" fo:font-style="italic" fo:font-weight="normal" officeooo:rsid="00c2a93f" style:font-size-asian="10pt" style:font-style-asian="italic" style:font-weight-asian="normal" style:font-size-complex="10pt" style:font-style-complex="italic" style:font-weight-complex="normal"/>
    </style:style>
    <style:style style:name="Body_20_Sub-bullets" style:display-name="Body Sub-bullets" style:family="paragraph" style:parent-style-name="Body_20_Bullets">
      <loext:graphic-properties draw:fill="none" draw:fill-color="#729fcf"/>
      <style:paragraph-properties fo:margin-top="0.0402in" fo:margin-bottom="0in" style:contextual-spacing="false" fo:line-height="100%" fo:background-color="transparent"/>
      <style:text-properties fo:font-weight="normal" officeooo:rsid="018a76cd" style:font-weight-asian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Body_20_Title_20_2" style:display-name="Body Title 2" style:family="paragraph" style:parent-style-name="Body_20_Title">
      <style:paragraph-properties fo:margin-top="0.1in" fo:margin-bottom="0in" style:contextual-spacing="false"/>
    </style:style>
    <style:style style:name="Body_20_Heading_20_2" style:display-name="Body Heading 2" style:family="paragraph" style:parent-style-name="Body_20_Heading">
      <style:paragraph-properties fo:margin-top="0.1in" fo:margin-bottom="0in" style:contextual-spacing="false"/>
    </style:style>
    <style:style style:name="Banner_20_Heading_20_2" style:display-name="Banner Heading 2" style:family="paragraph" style:parent-style-name="Banner_20_Heading">
      <style:paragraph-properties fo:margin-left="0.1in" fo:margin-top="0.1in" fo:margin-bottom="0in" style:contextual-spacing="false"/>
      <style:text-properties fo:color="#e0e1dd" loext:opacity="100%" officeooo:rsid="0057ba6a"/>
    </style:style>
    <style:style style:name="Banner_20_Objective" style:display-name="Banner Objective" style:family="paragraph" style:parent-style-name="Standard">
      <style:paragraph-properties fo:margin-left="0.1in" fo:margin-right="0.1in" fo:margin-top="0.1in" fo:margin-bottom="0.1201in" style:contextual-spacing="false" fo:text-align="justify" style:justify-single-word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Job_20_Title" style:display-name="Job Title" style:family="paragraph" style:parent-style-name="Body_20_Title">
      <style:paragraph-properties fo:margin-left="0.1in" fo:margin-top="0in" fo:margin-bottom="0in" style:contextual-spacing="false" fo:line-height="100%" fo:text-align="start" style:justify-single-word="false" fo:text-indent="0in" style:auto-text-indent="false"/>
      <style:text-properties style:font-name="PP Neue Montreal" fo:font-family="'PP Neue Montreal'" style:font-pitch="variable" fo:font-size="12pt" fo:font-weight="bold" style:font-size-asian="12pt" style:font-weight-asian="bold" style:font-size-complex="12pt" style:font-weight-complex="bold"/>
    </style:style>
    <style:style style:name="Company_20_Name" style:display-name="Company Name" style:family="paragraph" style:parent-style-name="Body_20_Title">
      <style:paragraph-properties fo:margin-left="0.1in" fo:margin-top="0.0598in" fo:margin-bottom="0in" style:contextual-spacing="false" fo:line-height="100%" fo:text-align="start" style:justify-single-word="false"/>
      <style:text-properties style:font-name="PP Neue Montreal" fo:font-family="'PP Neue Montreal'" style:font-pitch="variable" fo:font-size="12pt" fo:font-weight="normal" style:font-size-asian="12pt" style:font-weight-asian="normal" style:font-size-complex="12pt" style:font-weight-complex="normal"/>
    </style:style>
    <style:style style:name="Location" style:family="paragraph" style:parent-style-name="Body_20_Title">
      <style:paragraph-properties fo:margin-left="0.1in" fo:margin-top="0in" fo:margin-bottom="0in" style:contextual-spacing="false" fo:line-height="0.1598in" fo:text-align="start" style:justify-single-word="false"/>
      <style:text-properties style:font-name="PP Neue Montreal" fo:font-family="'PP Neue Montreal'" style:font-pitch="variable" fo:font-size="12pt" fo:font-weight="normal" style:font-size-asian="12pt" style:font-weight-asian="normal" style:font-size-complex="12pt" style:font-weight-complex="normal"/>
    </style:style>
    <style:style style:name="Date_20_Range" style:display-name="Date Range" style:family="paragraph" style:parent-style-name="Body_20_Subtitle">
      <style:paragraph-properties fo:margin-left="0.1in" fo:margin-top="0.1in" fo:margin-bottom="0in" style:contextual-spacing="false" fo:text-align="start" style:justify-single-word="false"/>
      <style:text-properties style:font-name="PP Neue Montreal" fo:font-family="'PP Neue Montreal'" style:font-pitch="variable" fo:font-size="12pt" style:font-size-asian="12pt" style:font-size-complex="12pt"/>
    </style:style>
    <style:style style:name="Job_20_Title_20_-_20_Right" style:display-name="Job Title - Right" style:family="paragraph" style:parent-style-name="Job_20_Title">
      <style:paragraph-properties fo:margin-left="0.1598in" fo:text-indent="0in" style:auto-text-indent="false">
        <style:tab-stops/>
      </style:paragraph-properties>
      <style:text-properties officeooo:rsid="01a915eb"/>
    </style:style>
    <style:style style:name="Subname" style:family="paragraph" style:parent-style-name="Table_20_Contents">
      <style:paragraph-properties fo:margin-left="0.1in" fo:line-height="0.2in"/>
      <style:text-properties fo:color="#1b263b" loext:opacity="100%" style:font-name="PP Neue Montreal" fo:font-family="'PP Neue Montreal'" style:font-pitch="variable" fo:font-size="14pt" fo:letter-spacing="0.0055in" style:font-size-asian="14pt" style:font-size-complex="14pt"/>
    </style:style>
    <style:style style:name="Name" style:family="paragraph" style:parent-style-name="Table_20_Contents">
      <style:paragraph-properties fo:margin-left="0.1in" fo:margin-top="0.3in" fo:margin-bottom="0in" style:contextual-spacing="false" fo:line-height="0.2in"/>
      <style:text-properties fo:font-variant="small-caps" fo:color="#1b263b" loext:opacity="100%" style:font-name="PP Eiko" fo:font-family="'PP Eiko'" style:font-pitch="variable" fo:font-size="36pt" fo:letter-spacing="0.0138in" fo:font-weight="bold" officeooo:rsid="0000306b" style:font-size-asian="36pt" style:font-weight-asian="bold" style:font-size-complex="3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.5in" fo:margin-right="0.5in" fo:margin-top="0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 Copy 8"/><text:page-number text:select-page="current">2</text:page-number><text:s/>/ <text:page-count>2</text:page-count><text:bookmark-end text:name="PageNumWizard_FOOTER_Default Page Style1 Copy 8"/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30T20:44:53.132820309</meta:creation-date>
    <dc:date>2023-09-12T11:13:11.839275883</dc:date>
    <meta:editing-duration>P5DT10H14M18S</meta:editing-duration>
    <meta:editing-cycles>670</meta:editing-cycles>
    <meta:generator>LibreOffice/7.6.0.3$Linux_X86_64 LibreOffice_project/60$Build-3</meta:generator>
    <meta:print-date>2023-09-12T11:13:48.541894968</meta:print-date>
    <meta:printed-by>PDF files</meta:printed-by>
    <meta:document-statistic meta:table-count="1" meta:image-count="0" meta:object-count="0" meta:page-count="2" meta:paragraph-count="74" meta:word-count="720" meta:character-count="5081" meta:non-whitespace-character-count="4472"/>
  </office:meta>
</office:document-meta>
</file>